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/>
    <style:font-face style:name="Times New Roman" svg:font-family="'Times New Roman'"/>
  </office:font-face-decls>
  <office:automatic-styles>
    <style:style style:name="Table1" style:family="table">
      <style:table-properties style:width="6.9431in" fo:margin-left="-0.0118in" fo:break-before="page" table:align="left"/>
    </style:style>
    <style:style style:name="Table1.A" style:family="table-column">
      <style:table-column-properties style:column-width="0.1236in"/>
    </style:style>
    <style:style style:name="Table1.B" style:family="table-column">
      <style:table-column-properties style:column-width="2.8076in"/>
    </style:style>
    <style:style style:name="Table1.C" style:family="table-column">
      <style:table-column-properties style:column-width="0.2222in"/>
    </style:style>
    <style:style style:name="Table1.D" style:family="table-column">
      <style:table-column-properties style:column-width="2.1736in"/>
    </style:style>
    <style:style style:name="Table1.E" style:family="table-column">
      <style:table-column-properties style:column-width="0.034in"/>
    </style:style>
    <style:style style:name="Table1.F" style:family="table-column">
      <style:table-column-properties style:column-width="0.1125in"/>
    </style:style>
    <style:style style:name="Table1.G" style:family="table-column">
      <style:table-column-properties style:column-width="1.4694in"/>
    </style:style>
    <style:style style:name="Table1.A1" style:family="table-cell">
      <style:table-cell-properties fo:padding="0in" fo:border="none"/>
    </style:style>
    <style:style style:name="Table1.11" style:family="table-row">
      <style:table-row-properties style:min-row-height="0.1951in"/>
    </style:style>
    <style:style style:name="Table1.15" style:family="table-row">
      <style:table-row-properties style:min-row-height="0.1583in"/>
    </style:style>
    <style:style style:name="Table1.16" style:family="table-row">
      <style:table-row-properties style:min-row-height="0.2035in"/>
    </style:style>
    <style:style style:name="Table1.21" style:family="table-row">
      <style:table-row-properties style:min-row-height="0.0653in"/>
    </style:style>
    <style:style style:name="Table1.A21" style:family="table-cell">
      <style:table-cell-properties style:vertical-align="" fo:padding="0in" fo:border="none"/>
    </style:style>
    <style:style style:name="Table2" style:family="table">
      <style:table-properties style:width="6.9271in" fo:margin-left="0in" fo:break-before="auto" fo:break-after="auto" table:align="left"/>
    </style:style>
    <style:style style:name="Table2.A" style:family="table-column">
      <style:table-column-properties style:column-width="5.1563in"/>
    </style:style>
    <style:style style:name="Table2.B" style:family="table-column">
      <style:table-column-properties style:column-width="0.2799in"/>
    </style:style>
    <style:style style:name="Table2.C" style:family="table-column">
      <style:table-column-properties style:column-width="0.6229in"/>
    </style:style>
    <style:style style:name="Table2.D" style:family="table-column">
      <style:table-column-properties style:column-width="0.8681in"/>
    </style:style>
    <style:style style:name="Table2.1" style:family="table-row">
      <style:table-row-properties style:min-row-height="0.1556in"/>
    </style:style>
    <style:style style:name="Table2.A1" style:family="table-cell">
      <style:table-cell-properties fo:padding="0in" fo:border="none"/>
    </style:style>
    <style:style style:name="Table2.3" style:family="table-row">
      <style:table-row-properties style:min-row-height="0.3153in"/>
    </style:style>
    <style:style style:name="Table2.17" style:family="table-row">
      <style:table-row-properties style:min-row-height="0.1535in"/>
    </style:style>
    <style:style style:name="P1" style:family="paragraph" style:parent-style-name="Standard">
      <style:paragraph-properties fo:text-align="justify" style:justify-single-word="false"/>
      <style:text-properties fo:color="#808080" loext:opacity="100%" style:font-name="Source Sans Pro" fo:font-size="10pt" fo:language="en" fo:country="NZ" style:font-size-asian="10pt" style:font-size-complex="10pt"/>
    </style:style>
    <style:style style:name="P2" style:family="paragraph" style:parent-style-name="Section_20_Heading">
      <style:paragraph-properties fo:margin-top="0.1575in" fo:margin-bottom="0.0398in" style:contextual-spacing="false"/>
      <style:text-properties fo:color="#0763df" loext:opacity="100%" style:font-name="Source Sans Pro Semibold" fo:font-size="10pt" fo:letter-spacing="0.0138in" fo:language="en" fo:country="NZ" fo:font-weight="normal" officeooo:rsid="0033ec71" officeooo:paragraph-rsid="0033ec71" style:font-size-asian="10pt" style:font-weight-asian="normal" style:font-size-complex="10pt" style:font-weight-complex="normal"/>
    </style:style>
    <style:style style:name="P3" style:family="paragraph" style:parent-style-name="Section_20_Heading">
      <style:paragraph-properties fo:margin-top="0.1575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officeooo:rsid="00b8d369" officeooo:paragraph-rsid="00b8d369" style:font-size-asian="10pt" style:font-size-complex="10pt"/>
    </style:style>
    <style:style style:name="P4" style:family="paragraph" style:parent-style-name="Section_20_Heading">
      <style:paragraph-properties fo:margin-top="0.1575in" fo:margin-bottom="0.0398in" style:contextual-spacing="false" fo:break-before="page" style:writing-mode="page"/>
      <style:text-properties fo:color="#0763df" loext:opacity="100%" style:font-name="Source Sans Pro Semibold" fo:font-size="10pt" fo:letter-spacing="0.0138in" fo:language="en" fo:country="NZ" officeooo:rsid="00a18e48" officeooo:paragraph-rsid="0033ec71" style:font-size-asian="10pt" style:font-size-complex="10pt"/>
    </style:style>
    <style:style style:name="P5" style:family="paragraph" style:parent-style-name="Section_20_Heading">
      <style:paragraph-properties fo:margin-top="0.1181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style:font-size-asian="10pt" style:font-size-complex="10pt"/>
    </style:style>
    <style:style style:name="P6" style:family="paragraph" style:parent-style-name="Section_20_Heading">
      <style:paragraph-properties fo:margin-top="0.1181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officeooo:rsid="00cc3264" officeooo:paragraph-rsid="00cc3264" style:font-size-asian="10pt" style:font-size-complex="10pt"/>
    </style:style>
    <style:style style:name="P7" style:family="paragraph" style:parent-style-name="Section_20_Heading">
      <style:paragraph-properties fo:margin-top="0.1181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officeooo:rsid="00a8f149" officeooo:paragraph-rsid="00931a35" style:font-size-asian="10pt" style:font-size-complex="10pt"/>
    </style:style>
    <style:style style:name="P8" style:family="paragraph" style:parent-style-name="Section_20_Heading">
      <style:paragraph-properties fo:margin-top="0.1181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officeooo:rsid="001c9b72" officeooo:paragraph-rsid="001c9b72" style:font-size-asian="10pt" style:font-size-complex="10pt"/>
    </style:style>
    <style:style style:name="P9" style:family="paragraph" style:parent-style-name="Section_20_Heading">
      <style:paragraph-properties fo:margin-top="0in" fo:margin-bottom="0.0193in" style:contextual-spacing="false" fo:text-align="end" style:justify-single-word="false" fo:break-before="page"/>
      <style:text-properties fo:color="#0763df" loext:opacity="100%" style:font-name="Source Sans Pro Semibold" fo:font-size="10pt" fo:letter-spacing="0.0138in" fo:language="en" fo:country="NZ" officeooo:rsid="001c9b72" officeooo:paragraph-rsid="001c9b72" style:font-size-asian="10pt" style:font-size-complex="10pt"/>
    </style:style>
    <style:style style:name="P10" style:family="paragraph" style:parent-style-name="Section_20_Heading">
      <style:paragraph-properties fo:margin-top="0.1181in" fo:margin-bottom="0.0398in" style:contextual-spacing="false" fo:break-before="page"/>
      <style:text-properties fo:color="#0763df" loext:opacity="100%" style:font-name="Source Sans Pro Semibold" fo:font-size="10pt" fo:letter-spacing="0.0138in" fo:language="en" fo:country="NZ" officeooo:rsid="00bdd289" officeooo:paragraph-rsid="00bdd289" style:font-size-asian="10pt" style:font-size-complex="10pt"/>
    </style:style>
    <style:style style:name="P11" style:family="paragraph" style:parent-style-name="Section_20_Heading">
      <style:paragraph-properties fo:margin-top="0.1575in" fo:margin-bottom="0.0398in" style:contextual-spacing="false"/>
      <style:text-properties fo:color="#0763df" loext:opacity="100%" style:font-name="Source Sans Pro Semibold" fo:font-size="10pt" fo:language="en" fo:country="NZ" fo:font-weight="normal" style:font-size-asian="10pt" style:font-weight-asian="normal" style:font-size-complex="10pt" style:font-weight-complex="normal"/>
    </style:style>
    <style:style style:name="P12" style:family="paragraph" style:parent-style-name="Section_20_Heading">
      <style:paragraph-properties fo:margin-top="0.1575in" fo:margin-bottom="0.0398in" style:contextual-spacing="false" fo:break-before="page"/>
      <style:text-properties fo:color="#0763df" loext:opacity="100%" style:font-name="Source Sans Pro Semibold" fo:font-size="10pt" fo:language="en" fo:country="NZ" style:font-size-asian="10pt" style:font-size-complex="10pt"/>
    </style:style>
    <style:style style:name="P13" style:family="paragraph" style:parent-style-name="Your_20_Name">
      <style:text-properties fo:color="#0763df" loext:opacity="100%" fo:language="en" fo:country="NZ"/>
    </style:style>
    <style:style style:name="P14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7178e6" officeooo:paragraph-rsid="00a89b09" style:font-size-asian="10pt" style:font-weight-asian="normal" style:font-size-complex="10pt" style:font-weight-complex="normal"/>
    </style:style>
    <style:style style:name="P15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7178e6" officeooo:paragraph-rsid="00b77737" style:font-size-asian="10pt" style:font-weight-asian="normal" style:font-size-complex="10pt" style:font-weight-complex="normal"/>
    </style:style>
    <style:style style:name="P16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7178e6" officeooo:paragraph-rsid="0093ce08" style:font-size-asian="10pt" style:font-weight-asian="normal" style:font-size-complex="10pt" style:font-weight-complex="normal"/>
    </style:style>
    <style:style style:name="P17" style:family="paragraph" style:parent-style-name="Bold">
      <style:paragraph-properties fo:margin-left="0.252in" fo:margin-right="0in" fo:margin-top="0in" fo:margin-bottom="0.0193in" style:contextual-spacing="false" fo:line-height="100%" fo:text-indent="-0.1492in" style:auto-text-indent="false" fo:break-before="pag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1c9b72" officeooo:paragraph-rsid="00d20fcf" style:font-size-asian="10pt" style:font-weight-asian="normal" style:font-size-complex="10pt" style:font-weight-complex="normal"/>
    </style:style>
    <style:style style:name="P18" style:family="paragraph" style:parent-style-name="Bold">
      <style:paragraph-properties fo:margin-left="0.1028in" fo:margin-right="0in" fo:margin-top="0in" fo:margin-bottom="0.0398in" style:contextual-spacing="false" fo:line-height="100%" fo:text-indent="0in" style:auto-text-indent="false" fo:break-before="pag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54242e" officeooo:paragraph-rsid="00d1358d" style:font-size-asian="10pt" style:font-weight-asian="normal" style:font-size-complex="10pt" style:font-weight-complex="normal"/>
    </style:style>
    <style:style style:name="P19" style:family="paragraph" style:parent-style-name="Section_20_Heading">
      <style:paragraph-properties fo:margin-left="0.102in" fo:margin-right="0in" fo:margin-top="0in" fo:margin-bottom="0.0398in" style:contextual-spacing="false" fo:text-indent="0in" style:auto-text-indent="false" fo:break-before="page"/>
      <style:text-properties fo:color="#000000" loext:opacity="100%" style:font-name="Source Sans Pro" fo:font-size="10pt" fo:letter-spacing="normal" fo:language="en" fo:country="NZ" officeooo:rsid="00d1358d" officeooo:paragraph-rsid="00d1358d" style:font-size-asian="10pt" style:font-size-complex="10pt"/>
    </style:style>
    <style:style style:name="P20" style:family="paragraph" style:parent-style-name="New_20_list">
      <style:paragraph-properties fo:margin-left="0.252in" fo:margin-right="0in" fo:margin-top="0in" fo:margin-bottom="0.0193in" style:contextual-spacing="false" fo:text-indent="0in" style:auto-text-indent="false" fo:break-before="page"/>
      <style:text-properties fo:color="#000000" loext:opacity="100%" style:font-name="Source Sans Pro Light1" fo:font-size="10pt" fo:letter-spacing="normal" fo:language="en" fo:country="NZ" officeooo:rsid="00d4cf32" officeooo:paragraph-rsid="00d1358d" style:font-size-asian="10pt" style:font-size-complex="10pt"/>
    </style:style>
    <style:style style:name="P21" style:family="paragraph" style:parent-style-name="New_20_list">
      <style:paragraph-properties fo:margin-left="0.252in" fo:margin-right="0in" fo:margin-top="0in" fo:margin-bottom="0.0193in" style:contextual-spacing="false" fo:text-indent="0in" style:auto-text-indent="false" fo:break-before="page"/>
      <style:text-properties fo:color="#000000" loext:opacity="100%" style:font-name="Source Sans Pro Light1" fo:font-size="10pt" fo:letter-spacing="normal" fo:language="en" fo:country="NZ" officeooo:rsid="0091dc29" officeooo:paragraph-rsid="00d1358d" style:font-size-asian="10pt" style:font-size-complex="10pt"/>
    </style:style>
    <style:style style:name="P22" style:family="paragraph" style:parent-style-name="New_20_list">
      <style:paragraph-properties fo:margin-left="0.252in" fo:margin-right="0in" fo:margin-top="0in" fo:margin-bottom="0.0193in" style:contextual-spacing="false" fo:text-indent="0in" style:auto-text-indent="false" fo:break-before="page"/>
      <style:text-properties fo:color="#000000" loext:opacity="100%" style:font-name="Source Sans Pro Light1" fo:font-size="10pt" fo:letter-spacing="normal" fo:language="en" fo:country="NZ" officeooo:rsid="0054242e" officeooo:paragraph-rsid="00d1358d" style:font-size-asian="10pt" style:font-size-complex="10pt"/>
    </style:style>
    <style:style style:name="P23" style:family="paragraph" style:parent-style-name="New_20_list">
      <style:paragraph-properties fo:margin-left="0.252in" fo:margin-right="0in" fo:margin-top="0in" fo:margin-bottom="0.0193in" style:contextual-spacing="false" fo:line-height="100%" fo:text-indent="0in" style:auto-text-indent="false" fo:break-before="page">
        <style:tab-stops/>
      </style:paragraph-properties>
      <style:text-properties fo:color="#000000" loext:opacity="100%" style:font-name="Source Sans Pro Light1" fo:font-size="10pt" fo:letter-spacing="normal" fo:language="en" fo:country="NZ" fo:font-weight="normal" officeooo:rsid="001c9b72" officeooo:paragraph-rsid="00d20fcf" style:font-size-asian="10pt" style:font-weight-asian="normal" style:font-size-complex="10pt" style:font-weight-complex="normal"/>
    </style:style>
    <style:style style:name="P24" style:family="paragraph" style:parent-style-name="Personal_20_Information">
      <style:paragraph-properties fo:margin-top="0.0398in" fo:margin-bottom="0in" style:contextual-spacing="false" fo:text-align="justify" style:justify-single-word="false" fo:break-before="page"/>
      <style:text-properties fo:color="#000000" loext:opacity="100%" style:font-name="Source Sans Pro Light" fo:font-size="10pt" fo:language="en" fo:country="NZ" officeooo:rsid="008f84ea" officeooo:paragraph-rsid="0036b1c1" style:font-size-asian="10pt" style:font-size-complex="10pt"/>
    </style:style>
    <style:style style:name="P25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fo:color="#666666" loext:opacity="100%" style:font-name="Source Sans Pro" fo:font-size="10pt" fo:language="en" fo:country="NZ" officeooo:rsid="00b8d369" officeooo:paragraph-rsid="00ba610b" style:font-size-asian="10pt" style:font-size-complex="10pt"/>
    </style:style>
    <style:style style:name="P26" style:family="paragraph" style:parent-style-name="Section_20_Heading">
      <style:paragraph-properties fo:margin-top="0in" fo:margin-bottom="0.0193in" style:contextual-spacing="false" fo:text-align="end" style:justify-single-word="false" fo:break-before="page"/>
      <style:text-properties fo:color="#666666" loext:opacity="100%" style:font-name="Source Sans Pro Light1" fo:font-size="10pt" fo:letter-spacing="normal" fo:language="en" fo:country="NZ" officeooo:rsid="00d1358d" officeooo:paragraph-rsid="00d1358d" style:font-size-asian="10pt" style:font-size-complex="10pt"/>
    </style:style>
    <style:style style:name="P27" style:family="paragraph" style:parent-style-name="Section_20_Heading">
      <style:paragraph-properties fo:margin-top="0in" fo:margin-bottom="0.0193in" style:contextual-spacing="false" fo:text-align="end" style:justify-single-word="false" fo:break-before="page"/>
      <style:text-properties fo:color="#666666" loext:opacity="100%" style:font-name="Source Sans Pro Light1" fo:font-size="10pt" fo:letter-spacing="normal" fo:language="en" fo:country="NZ" officeooo:rsid="00d20fcf" officeooo:paragraph-rsid="00d20fcf" style:font-size-asian="10pt" style:font-size-complex="10pt"/>
    </style:style>
    <style:style style:name="P28" style:family="paragraph" style:parent-style-name="Section_20_Heading">
      <style:paragraph-properties fo:margin-top="0in" fo:margin-bottom="0.0193in" style:contextual-spacing="false" fo:text-align="end" style:justify-single-word="false"/>
      <style:text-properties fo:color="#666666" loext:opacity="100%" style:font-name="Source Sans Pro Light1" fo:font-size="10pt" fo:letter-spacing="normal" fo:language="en" fo:country="NZ" officeooo:rsid="00beebc4" officeooo:paragraph-rsid="00beebc4" style:font-size-asian="10pt" style:font-size-complex="10pt"/>
    </style:style>
    <style:style style:name="P29" style:family="paragraph" style:parent-style-name="Section_20_Heading">
      <style:paragraph-properties fo:margin-top="0in" fo:margin-bottom="0.0193in" style:contextual-spacing="false" fo:text-align="end" style:justify-single-word="false"/>
      <style:text-properties fo:color="#666666" loext:opacity="100%" style:font-name="Source Sans Pro Light1" fo:font-size="10pt" fo:letter-spacing="normal" fo:language="en" fo:country="NZ" officeooo:rsid="00e041ff" officeooo:paragraph-rsid="00e041ff" style:font-size-asian="10pt" style:font-size-complex="10pt"/>
    </style:style>
    <style:style style:name="P30" style:family="paragraph" style:parent-style-name="Dates">
      <style:paragraph-properties fo:margin-top="0in" fo:margin-bottom="0.0193in" style:contextual-spacing="false" fo:text-align="start" style:justify-single-word="false" fo:break-before="page"/>
      <style:text-properties fo:color="#666666" loext:opacity="100%" style:font-name="Source Sans Pro Light1" fo:font-size="10pt" fo:language="en" fo:country="NZ" officeooo:rsid="003843f8" style:font-size-asian="10pt" style:font-size-complex="10pt"/>
    </style:style>
    <style:style style:name="P31" style:family="paragraph" style:parent-style-name="Dates">
      <style:paragraph-properties fo:margin-top="0in" fo:margin-bottom="0.0193in" style:contextual-spacing="false" fo:text-align="start" style:justify-single-word="false"/>
      <style:text-properties fo:color="#666666" loext:opacity="100%" style:font-name="Source Sans Pro Light1" fo:font-size="10pt" fo:language="en" fo:country="NZ" officeooo:rsid="003843f8" style:font-size-asian="10pt" style:font-size-complex="10pt"/>
    </style:style>
    <style:style style:name="P32" style:family="paragraph" style:parent-style-name="Dates">
      <style:paragraph-properties fo:margin-top="0.0193in" fo:margin-bottom="0.0193in" style:contextual-spacing="false" fo:text-align="start" style:justify-single-word="false"/>
      <style:text-properties fo:color="#666666" loext:opacity="100%" style:font-name="Source Sans Pro Light1" fo:font-size="10pt" fo:language="en" fo:country="NZ" officeooo:rsid="003843f8" officeooo:paragraph-rsid="003843f8" style:font-size-asian="10pt" style:font-size-complex="10pt"/>
    </style:style>
    <style:style style:name="P33" style:family="paragraph" style:parent-style-name="Dates">
      <style:paragraph-properties fo:margin-top="0.0193in" fo:margin-bottom="0.0193in" style:contextual-spacing="false" fo:line-height="0.139in" fo:text-align="start" style:justify-single-word="false"/>
      <style:text-properties fo:color="#666666" loext:opacity="100%" style:font-name="Source Sans Pro Light1" fo:font-size="10pt" fo:language="en" fo:country="NZ" officeooo:rsid="003843f8" officeooo:paragraph-rsid="00956bb3" style:font-size-asian="10pt" style:font-size-complex="10pt"/>
    </style:style>
    <style:style style:name="P34" style:family="paragraph" style:parent-style-name="Dates">
      <style:paragraph-properties fo:margin-top="0in" fo:margin-bottom="0.0193in" style:contextual-spacing="false" fo:break-before="page"/>
      <style:text-properties fo:color="#666666" loext:opacity="100%" style:font-name="Source Sans Pro Light1" fo:font-size="10pt" fo:language="en" fo:country="NZ" officeooo:paragraph-rsid="003843f8" style:font-size-asian="10pt" style:font-size-complex="10pt"/>
    </style:style>
    <style:style style:name="P35" style:family="paragraph" style:parent-style-name="Dates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officeooo:paragraph-rsid="003843f8" style:font-size-asian="10pt" style:font-size-complex="10pt"/>
    </style:style>
    <style:style style:name="P36" style:family="paragraph" style:parent-style-name="Dates">
      <style:paragraph-properties fo:margin-top="0in" fo:margin-bottom="0.0193in" style:contextual-spacing="false" fo:break-before="page"/>
      <style:text-properties fo:color="#666666" loext:opacity="100%" style:font-name="Source Sans Pro Light1" fo:font-size="10pt" fo:language="en" fo:country="NZ" officeooo:rsid="002df7a0" officeooo:paragraph-rsid="0091dc29" style:font-size-asian="10pt" style:font-size-complex="10pt"/>
    </style:style>
    <style:style style:name="P37" style:family="paragraph" style:parent-style-name="Dates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style:font-size-asian="10pt" style:font-size-complex="10pt"/>
    </style:style>
    <style:style style:name="P38" style:family="paragraph" style:parent-style-name="Normal_20_text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style:font-size-asian="10pt" style:font-size-complex="10pt"/>
    </style:style>
    <style:style style:name="P39" style:family="paragraph" style:parent-style-name="Dates">
      <style:paragraph-properties fo:margin-top="0in" fo:margin-bottom="0.0193in" style:contextual-spacing="false" fo:line-height="0.139in"/>
      <style:text-properties fo:color="#666666" loext:opacity="100%" style:font-name="Source Sans Pro Light1" fo:font-size="10pt" fo:language="en" fo:country="NZ" officeooo:paragraph-rsid="005b8be0" style:font-size-asian="10pt" style:font-size-complex="10pt"/>
    </style:style>
    <style:style style:name="P40" style:family="paragraph" style:parent-style-name="Dates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officeooo:rsid="00a47c0a" officeooo:paragraph-rsid="00a47c0a" style:font-size-asian="10pt" style:font-size-complex="10pt"/>
    </style:style>
    <style:style style:name="P41" style:family="paragraph" style:parent-style-name="Normal_20_text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officeooo:rsid="0029532f" officeooo:paragraph-rsid="0029532f" style:font-size-asian="10pt" style:font-size-complex="10pt"/>
    </style:style>
    <style:style style:name="P42" style:family="paragraph" style:parent-style-name="Normal_20_text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officeooo:rsid="008f84ea" officeooo:paragraph-rsid="0104bb20" style:font-size-asian="10pt" style:font-size-complex="10pt"/>
    </style:style>
    <style:style style:name="P43" style:family="paragraph" style:parent-style-name="Normal_20_text">
      <style:paragraph-properties fo:margin-top="0in" fo:margin-bottom="0.0193in" style:contextual-spacing="false"/>
      <style:text-properties fo:color="#666666" loext:opacity="100%" style:font-name="Source Sans Pro Light1" fo:font-size="10pt" fo:language="en" fo:country="NZ" officeooo:rsid="008f84ea" officeooo:paragraph-rsid="008f84ea" style:font-size-asian="10pt" style:font-size-complex="10pt"/>
    </style:style>
    <style:style style:name="P44" style:family="paragraph" style:parent-style-name="Dates">
      <style:paragraph-properties fo:margin-top="0.0193in" fo:margin-bottom="0.0193in" style:contextual-spacing="false"/>
      <style:text-properties fo:color="#666666" loext:opacity="100%" style:font-name="Source Sans Pro Light1" fo:font-size="10pt" fo:language="en" fo:country="NZ" officeooo:rsid="00525b84" officeooo:paragraph-rsid="00525b84" style:font-size-asian="10pt" style:font-size-complex="10pt"/>
    </style:style>
    <style:style style:name="P45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fo:font-style="normal" officeooo:paragraph-rsid="00fc1cbb"/>
    </style:style>
    <style:style style:name="P46" style:family="paragraph" style:parent-style-name="Bold">
      <style:paragraph-properties fo:margin-left="0.252in" fo:margin-right="0in" fo:margin-top="0in" fo:margin-bottom="0.0193in" style:contextual-spacing="false" fo:line-height="100%" fo:text-indent="-0.1492in" style:auto-text-indent="false" fo:break-before="page">
        <style:tab-stops/>
      </style:paragraph-properties>
      <style:text-properties style:font-name="Source Sans Pro" fo:font-size="10pt" fo:language="en" fo:country="NZ" fo:font-weight="normal" style:font-size-asian="10pt" style:font-weight-asian="normal" style:font-size-complex="10pt" style:font-weight-complex="normal"/>
    </style:style>
    <style:style style:name="P47" style:family="paragraph" style:parent-style-name="Bold">
      <style:paragraph-properties fo:margin-left="0.252in" fo:margin-right="0in" fo:margin-top="0in" fo:margin-bottom="0.0193in" style:contextual-spacing="false" fo:line-height="100%" fo:text-indent="-0.1492in" style:auto-text-indent="false">
        <style:tab-stops/>
      </style:paragraph-properties>
      <style:text-properties style:font-name="Source Sans Pro" fo:font-size="10pt" fo:language="en" fo:country="NZ" fo:font-weight="normal" style:font-size-asian="10pt" style:font-weight-asian="normal" style:font-size-complex="10pt" style:font-weight-complex="normal"/>
    </style:style>
    <style:style style:name="P48" style:family="paragraph" style:parent-style-name="Bold">
      <style:paragraph-properties fo:margin-left="0.252in" fo:margin-right="0in" fo:margin-top="0in" fo:margin-bottom="0.0193in" style:contextual-spacing="false" fo:line-height="100%" fo:text-indent="-0.1492in" style:auto-text-indent="false" fo:break-before="page">
        <style:tab-stops/>
      </style:paragraph-properties>
      <style:text-properties style:font-name="Source Sans Pro" fo:font-size="10pt" fo:language="en" fo:country="NZ" fo:font-weight="normal" officeooo:paragraph-rsid="005f8cfe" style:font-size-asian="10pt" style:font-weight-asian="normal" style:font-size-complex="10pt" style:font-weight-complex="normal"/>
    </style:style>
    <style:style style:name="P49" style:family="paragraph" style:parent-style-name="Bold">
      <style:paragraph-properties fo:margin-left="0.252in" fo:margin-right="0in" fo:margin-top="0.0193in" fo:margin-bottom="0.0193in" style:contextual-spacing="false" fo:line-height="100%" fo:text-indent="-0.1492in" style:auto-text-indent="false" fo:break-before="page">
        <style:tab-stops/>
      </style:paragraph-properties>
      <style:text-properties style:font-name="Source Sans Pro" fo:font-size="10pt" fo:language="en" fo:country="NZ" fo:font-weight="normal" officeooo:rsid="00159454" officeooo:paragraph-rsid="00159454" style:font-size-asian="10pt" style:font-weight-asian="normal" style:font-size-complex="10pt" style:font-weight-complex="normal"/>
    </style:style>
    <style:style style:name="P50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 fo:break-before="column">
        <style:tab-stops/>
      </style:paragraph-properties>
      <style:text-properties style:font-name="Source Sans Pro" fo:font-size="10pt" fo:language="en" fo:country="NZ" officeooo:rsid="0053a4f4" officeooo:paragraph-rsid="0053a4f4" style:font-size-asian="10pt" style:font-size-complex="10pt"/>
    </style:style>
    <style:style style:name="P51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/>
      <style:text-properties style:font-name="Source Sans Pro" fo:font-size="10pt" fo:language="en" fo:country="NZ" officeooo:paragraph-rsid="00759637" style:font-size-asian="10pt" style:font-size-complex="10pt"/>
    </style:style>
    <style:style style:name="P52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fo:language="en" fo:country="NZ" officeooo:paragraph-rsid="00acf308"/>
    </style:style>
    <style:style style:name="P53" style:family="paragraph" style:parent-style-name="List_20_Paragraph">
      <style:paragraph-properties fo:margin-top="0in" fo:margin-bottom="0.0193in" style:contextual-spacing="false" fo:break-before="page"/>
      <style:text-properties fo:language="en" fo:country="NZ" officeooo:paragraph-rsid="008f84ea"/>
    </style:style>
    <style:style style:name="P54" style:family="paragraph" style:parent-style-name="List_20_Paragraph">
      <style:paragraph-properties fo:margin-top="0in" fo:margin-bottom="0.0193in" style:contextual-spacing="false"/>
      <style:text-properties fo:language="en" fo:country="NZ" officeooo:paragraph-rsid="008f84ea"/>
    </style:style>
    <style:style style:name="P55" style:family="paragraph" style:parent-style-name="Italics">
      <style:text-properties fo:language="en" fo:country="NZ"/>
    </style:style>
    <style:style style:name="P56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officeooo:paragraph-rsid="00e64067"/>
    </style:style>
    <style:style style:name="P57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0e041ff" officeooo:paragraph-rsid="00e041ff" style:font-size-asian="10pt" style:font-size-complex="10pt"/>
    </style:style>
    <style:style style:name="P58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0bdd289" officeooo:paragraph-rsid="00beebc4" style:font-size-asian="10pt" style:font-size-complex="10pt"/>
    </style:style>
    <style:style style:name="P59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0beebc4" officeooo:paragraph-rsid="00beebc4" style:font-size-asian="10pt" style:font-size-complex="10pt"/>
    </style:style>
    <style:style style:name="P60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0ea9a59" officeooo:paragraph-rsid="00ea9a59" style:font-size-asian="10pt" style:font-size-complex="10pt"/>
    </style:style>
    <style:style style:name="P61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666666" loext:opacity="100%" style:font-name="Source Sans Pro Light1" fo:font-size="10pt" fo:letter-spacing="normal" fo:language="en" fo:country="NZ" fo:font-style="normal" fo:font-weight="normal" officeooo:rsid="00e041ff" officeooo:paragraph-rsid="00e041ff" style:font-size-asian="10pt" style:font-size-complex="10pt"/>
    </style:style>
    <style:style style:name="P62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666666" loext:opacity="100%" style:font-name="Source Sans Pro Light1" fo:font-size="10pt" fo:letter-spacing="normal" fo:language="en" fo:country="NZ" fo:font-style="normal" fo:font-weight="normal" officeooo:rsid="00e041ff" officeooo:paragraph-rsid="00ea9a59" style:font-size-asian="10pt" style:font-size-complex="10pt"/>
    </style:style>
    <style:style style:name="P63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666666" loext:opacity="100%" style:font-name="Source Sans Pro Light1" fo:font-size="10pt" fo:letter-spacing="normal" fo:language="en" fo:country="NZ" fo:font-style="normal" fo:font-weight="normal" officeooo:rsid="00beebc4" officeooo:paragraph-rsid="00beebc4" style:font-size-asian="10pt" style:font-size-complex="10pt"/>
    </style:style>
    <style:style style:name="P64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666666" loext:opacity="100%" style:font-name="Source Sans Pro Light1" fo:font-size="10pt" fo:letter-spacing="normal" fo:language="en" fo:country="NZ" fo:font-style="normal" fo:font-weight="normal" officeooo:rsid="00ea9a59" officeooo:paragraph-rsid="00ea9a59" style:font-size-asian="10pt" style:font-size-complex="10pt"/>
    </style:style>
    <style:style style:name="P65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style:font-name="Source Sans Pro Light1" fo:font-size="10pt" fo:language="en" fo:country="NZ" officeooo:rsid="00a8f149" officeooo:paragraph-rsid="00bb14d5" style:font-size-asian="10pt" style:font-size-complex="10pt"/>
    </style:style>
    <style:style style:name="P66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style:font-name="Source Sans Pro Light1" fo:font-size="10pt" fo:language="en" fo:country="NZ" officeooo:rsid="00a89b09" officeooo:paragraph-rsid="00a89b09" style:font-size-asian="10pt" style:font-size-complex="10pt"/>
    </style:style>
    <style:style style:name="P67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style:font-name="Source Sans Pro Light1" fo:font-size="10pt" fo:language="en" fo:country="NZ" officeooo:rsid="00931a35" officeooo:paragraph-rsid="00f84e64" style:font-size-asian="10pt" style:font-size-complex="10pt"/>
    </style:style>
    <style:style style:name="P68" style:family="paragraph" style:parent-style-name="Normal_20_text">
      <loext:graphic-properties draw:fill="none"/>
      <style:paragraph-properties fo:margin-left="0.102in" fo:margin-right="0in" fo:margin-top="0in" fo:margin-bottom="0.028in" style:contextual-spacing="false" fo:line-height="110%" fo:text-align="start" style:justify-single-word="false" fo:text-indent="0in" style:auto-text-indent="false" fo:break-before="page" fo:background-color="transparent"/>
      <style:text-properties style:font-name="Source Sans Pro Light1" fo:font-size="10pt" fo:language="en" fo:country="NZ" officeooo:paragraph-rsid="0026e58a" style:font-size-asian="10pt" style:font-size-complex="10pt"/>
    </style:style>
    <style:style style:name="P69" style:family="paragraph" style:parent-style-name="List_20_Paragraph">
      <style:paragraph-properties fo:margin-top="0in" fo:margin-bottom="0.0193in" style:contextual-spacing="false" fo:break-before="page"/>
      <style:text-properties style:font-name="Source Sans Pro Light1" fo:font-size="10pt" fo:language="en" fo:country="NZ" officeooo:rsid="00226a06" officeooo:paragraph-rsid="00656ad2" style:font-size-asian="10pt" style:font-size-complex="10pt"/>
    </style:style>
    <style:style style:name="P70" style:family="paragraph" style:parent-style-name="List_20_Paragraph">
      <style:paragraph-properties fo:margin-top="0in" fo:margin-bottom="0.0193in" style:contextual-spacing="false" fo:break-before="page"/>
      <style:text-properties style:font-name="Source Sans Pro Light1" fo:font-size="10pt" fo:language="en" fo:country="NZ" officeooo:rsid="002df7a0" officeooo:paragraph-rsid="002df7a0" style:font-size-asian="10pt" style:font-size-complex="10pt"/>
    </style:style>
    <style:style style:name="P71" style:family="paragraph" style:parent-style-name="new_20_dates">
      <style:paragraph-properties fo:margin-top="0in" fo:margin-bottom="0.0193in" style:contextual-spacing="false"/>
      <style:text-properties style:font-name="Source Sans Pro Light1" fo:font-size="10pt" fo:language="en" fo:country="NZ" style:font-size-asian="10pt" style:font-size-complex="10pt"/>
    </style:style>
    <style:style style:name="P72" style:family="paragraph" style:parent-style-name="List_20_Paragraph">
      <style:paragraph-properties fo:margin-top="0in" fo:margin-bottom="0.0193in" style:contextual-spacing="false"/>
      <style:text-properties style:font-name="Source Sans Pro Light1" fo:font-size="10pt" fo:language="en" fo:country="NZ" style:font-size-asian="10pt" style:font-size-complex="10pt"/>
    </style:style>
    <style:style style:name="P73" style:family="paragraph" style:parent-style-name="New_20_list">
      <style:paragraph-properties fo:margin-top="0in" fo:margin-bottom="0.0193in" style:contextual-spacing="false"/>
      <style:text-properties style:font-name="Source Sans Pro Light1" fo:font-size="10pt" fo:language="en" fo:country="NZ" style:font-size-asian="10pt" style:font-size-complex="10pt"/>
    </style:style>
    <style:style style:name="P74" style:family="paragraph" style:parent-style-name="new_20_dates">
      <style:paragraph-properties fo:margin-top="0in" fo:margin-bottom="0.0193in" style:contextual-spacing="false"/>
      <style:text-properties style:font-name="Source Sans Pro Light1" fo:font-size="10pt" fo:language="en" fo:country="NZ" officeooo:rsid="008f84ea" officeooo:paragraph-rsid="008f84ea" style:font-size-asian="10pt" style:font-size-complex="10pt"/>
    </style:style>
    <style:style style:name="P75" style:family="paragraph" style:parent-style-name="New_20_list">
      <style:paragraph-properties fo:margin-top="0in" fo:margin-bottom="0.0193in" style:contextual-spacing="false"/>
      <style:text-properties style:font-name="Source Sans Pro Light1" fo:font-size="10pt" fo:language="en" fo:country="NZ" officeooo:rsid="008f84ea" officeooo:paragraph-rsid="008f84ea" style:font-size-asian="10pt" style:font-size-complex="10pt"/>
    </style:style>
    <style:style style:name="P76" style:family="paragraph" style:parent-style-name="new_20_dates">
      <style:paragraph-properties fo:margin-top="0in" fo:margin-bottom="0.0193in" style:contextual-spacing="false"/>
      <style:text-properties style:font-name="Source Sans Pro Light1" fo:font-size="10pt" fo:language="en" fo:country="NZ" officeooo:rsid="0104bb20" officeooo:paragraph-rsid="0104bb20" style:font-size-asian="10pt" style:font-size-complex="10pt"/>
    </style:style>
    <style:style style:name="P77" style:family="paragraph" style:parent-style-name="New_20_list">
      <style:paragraph-properties fo:margin-top="0in" fo:margin-bottom="0.0193in" style:contextual-spacing="false"/>
      <style:text-properties style:font-name="Source Sans Pro Light1" fo:font-size="10pt" fo:language="en" fo:country="NZ" officeooo:rsid="0104bb20" officeooo:paragraph-rsid="0104bb20" style:font-size-asian="10pt" style:font-size-complex="10pt"/>
    </style:style>
    <style:style style:name="P78" style:family="paragraph" style:parent-style-name="List_20_Paragraph">
      <style:paragraph-properties fo:margin-top="0in" fo:margin-bottom="0.0193in" style:contextual-spacing="false"/>
      <style:text-properties style:font-name="Source Sans Pro Light1" fo:font-size="10pt" fo:language="en" fo:country="NZ" officeooo:paragraph-rsid="006e3c48" style:font-size-asian="10pt" style:font-size-complex="10pt"/>
    </style:style>
    <style:style style:name="P79" style:family="paragraph" style:parent-style-name="List_20_Paragraph">
      <style:paragraph-properties fo:margin-top="0in" fo:margin-bottom="0.0193in" style:contextual-spacing="false"/>
      <style:text-properties style:font-name="Source Sans Pro Light1" fo:font-size="10pt" fo:language="en" fo:country="NZ" officeooo:paragraph-rsid="00b77737" style:font-size-asian="10pt" style:font-size-complex="10pt"/>
    </style:style>
    <style:style style:name="P80" style:family="paragraph" style:parent-style-name="List_20_Paragraph">
      <style:paragraph-properties fo:margin-top="0in" fo:margin-bottom="0.0193in" style:contextual-spacing="false"/>
      <style:text-properties style:font-name="Source Sans Pro Light1" fo:font-size="10pt" fo:language="en" fo:country="NZ" officeooo:paragraph-rsid="00656ad2" style:font-size-asian="10pt" style:font-size-complex="10pt"/>
    </style:style>
    <style:style style:name="P81" style:family="paragraph" style:parent-style-name="List_20_Paragraph">
      <style:paragraph-properties fo:margin-top="0in" fo:margin-bottom="0.0193in" style:contextual-spacing="false"/>
      <style:text-properties style:font-name="Source Sans Pro Light1" fo:font-size="10pt" fo:language="en" fo:country="NZ" officeooo:rsid="00a47c0a" officeooo:paragraph-rsid="00a47c0a" style:font-size-asian="10pt" style:font-size-complex="10pt"/>
    </style:style>
    <style:style style:name="P82" style:family="paragraph" style:parent-style-name="New_20_list">
      <style:paragraph-properties fo:margin-top="0in" fo:margin-bottom="0.0193in" style:contextual-spacing="false"/>
      <style:text-properties style:font-name="Source Sans Pro Light1" fo:font-size="10pt" fo:language="en" fo:country="NZ" officeooo:rsid="0029532f" officeooo:paragraph-rsid="0029532f" style:font-size-asian="10pt" style:font-size-complex="10pt"/>
    </style:style>
    <style:style style:name="P83" style:family="paragraph" style:parent-style-name="New_20_list">
      <style:paragraph-properties fo:margin-top="0in" fo:margin-bottom="0.0193in" style:contextual-spacing="false"/>
      <style:text-properties style:font-name="Source Sans Pro Light1" fo:font-size="10pt" fo:language="en" fo:country="NZ" officeooo:paragraph-rsid="0068068c" style:font-size-asian="10pt" style:font-size-complex="10pt"/>
    </style:style>
    <style:style style:name="P84" style:family="paragraph" style:parent-style-name="thin_20_list_20_2">
      <style:paragraph-properties fo:margin-left="0.252in" fo:margin-right="0in" fo:margin-top="0in" fo:margin-bottom="0.0547in" style:contextual-spacing="false" fo:text-indent="0in" style:auto-text-indent="false"/>
      <style:text-properties style:font-name="Source Sans Pro Light1" fo:font-size="10pt" fo:language="en" fo:country="NZ" officeooo:paragraph-rsid="003843f8" style:font-size-asian="10pt" style:font-size-complex="10pt"/>
    </style:style>
    <style:style style:name="P85" style:family="paragraph" style:parent-style-name="List_20_Paragraph">
      <style:paragraph-properties fo:margin-left="0.252in" fo:margin-right="0in" fo:margin-top="0in" fo:margin-bottom="0.0547in" style:contextual-spacing="false" fo:text-indent="0in" style:auto-text-indent="false" fo:break-before="page"/>
      <style:text-properties style:font-name="Source Sans Pro Light1" fo:font-size="10pt" fo:language="en" fo:country="NZ" officeooo:paragraph-rsid="003843f8" style:font-size-asian="10pt" style:font-size-complex="10pt"/>
    </style:style>
    <style:style style:name="P86" style:family="paragraph" style:parent-style-name="List_20_Paragraph">
      <loext:graphic-properties draw:fill="none"/>
      <style:paragraph-properties fo:margin-left="0.252in" fo:margin-right="0in" fo:margin-top="0in" fo:margin-bottom="0.0547in" style:contextual-spacing="false" fo:line-height="110%" fo:text-indent="0in" style:auto-text-indent="false" fo:break-before="page" fo:background-color="transparent"/>
      <style:text-properties style:font-name="Source Sans Pro Light1" fo:font-size="10pt" fo:language="en" fo:country="NZ" officeooo:rsid="00159454" officeooo:paragraph-rsid="00159454" style:font-size-asian="10pt" style:font-size-complex="10pt"/>
    </style:style>
    <style:style style:name="P87" style:family="paragraph" style:parent-style-name="List_20_Paragraph">
      <loext:graphic-properties draw:fill="none"/>
      <style:paragraph-properties fo:margin-left="0.252in" fo:margin-right="0in" fo:margin-top="0in" fo:margin-bottom="0.0547in" style:contextual-spacing="false" fo:line-height="110%" fo:text-indent="0in" style:auto-text-indent="false" fo:break-before="page" fo:background-color="transparent"/>
      <style:text-properties style:font-name="Source Sans Pro Light1" fo:font-size="10pt" fo:language="en" fo:country="NZ" officeooo:rsid="005b8be0" officeooo:paragraph-rsid="0075cc5b" style:font-size-asian="10pt" style:font-size-complex="10pt"/>
    </style:style>
    <style:style style:name="P88" style:family="paragraph" style:parent-style-name="List_20_Paragraph">
      <style:paragraph-properties fo:margin-top="0in" fo:margin-bottom="0.0193in" style:contextual-spacing="false"/>
      <style:text-properties style:font-name="Source Sans Pro Light1" fo:language="en" fo:country="NZ" officeooo:paragraph-rsid="00656ad2"/>
    </style:style>
    <style:style style:name="P89" style:family="paragraph" style:parent-style-name="Text_20_body">
      <style:paragraph-properties fo:break-before="auto" fo:break-after="auto"/>
      <style:text-properties officeooo:rsid="0115200b" officeooo:paragraph-rsid="0115200b"/>
    </style:style>
    <style:style style:name="P90" style:family="paragraph" style:parent-style-name="List_20_Paragraph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style:font-name="Source Sans Pro Light1" fo:font-size="10pt" fo:language="en" fo:country="NZ" officeooo:rsid="00bc76ce" officeooo:paragraph-rsid="00bbcd7b" style:font-size-asian="10pt" style:font-size-complex="10pt"/>
    </style:style>
    <style:style style:name="P91" style:family="paragraph" style:parent-style-name="List_20_Paragraph">
      <style:paragraph-properties fo:margin-left="0.1in" fo:margin-right="0in" fo:margin-top="0in" fo:margin-bottom="0.0193in" style:contextual-spacing="false" fo:text-indent="0in" style:auto-text-indent="false">
        <style:tab-stops/>
      </style:paragraph-properties>
      <style:text-properties style:font-name="Source Sans Pro Light1" fo:font-size="10pt" fo:language="en" fo:country="NZ" officeooo:rsid="0056193d" officeooo:paragraph-rsid="00bb14d5" style:font-size-asian="10pt" style:font-size-complex="10pt"/>
    </style:style>
    <style:style style:name="P92" style:family="paragraph" style:parent-style-name="List_20_Paragraph">
      <style:paragraph-properties fo:margin-left="0.1in" fo:margin-right="0in" fo:margin-top="0in" fo:margin-bottom="0.0193in" style:contextual-spacing="false" fo:text-indent="0in" style:auto-text-indent="false" fo:break-before="column">
        <style:tab-stops/>
      </style:paragraph-properties>
      <style:text-properties style:font-name="Source Sans Pro Light1" fo:font-size="10pt" fo:language="en" fo:country="NZ" officeooo:rsid="01108b19" officeooo:paragraph-rsid="01108b19" style:font-size-asian="10pt" style:font-size-complex="10pt"/>
    </style:style>
    <style:style style:name="P93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fo:font-style="normal" officeooo:rsid="00e7c460" officeooo:paragraph-rsid="0106626e" style:font-style-asian="normal" style:font-style-complex="normal"/>
    </style:style>
    <style:style style:name="P94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officeooo:paragraph-rsid="00e7c460"/>
    </style:style>
    <style:style style:name="P95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officeooo:paragraph-rsid="010dfdbf"/>
    </style:style>
    <style:style style:name="P96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officeooo:paragraph-rsid="010dfdbf"/>
    </style:style>
    <style:style style:name="P97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officeooo:paragraph-rsid="010fdcba"/>
    </style:style>
    <style:style style:name="P98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fo:color="#666666" loext:opacity="100%" style:font-name="Source Sans Pro" fo:font-size="10pt" fo:language="en" fo:country="NZ" officeooo:rsid="00b8d369" officeooo:paragraph-rsid="00c98240" style:font-size-asian="10pt" style:font-size-complex="10pt"/>
    </style:style>
    <style:style style:name="P99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fo:break-before="page" style:writing-mode="page">
        <style:tab-stops/>
      </style:paragraph-properties>
      <style:text-properties fo:color="#666666" loext:opacity="100%" style:font-name="Source Sans Pro" fo:font-size="10pt" fo:language="en" fo:country="NZ" officeooo:rsid="00b8d369" officeooo:paragraph-rsid="01108b19" style:font-size-asian="10pt" style:font-size-complex="10pt"/>
    </style:style>
    <style:style style:name="P100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fo:color="#666666" loext:opacity="100%" style:font-name="Source Sans Pro" fo:font-size="10pt" fo:language="en" fo:country="NZ" officeooo:rsid="00ba610b" officeooo:paragraph-rsid="00ba610b" style:font-size-asian="10pt" style:font-size-complex="10pt"/>
    </style:style>
    <style:style style:name="P101" style:family="paragraph" style:parent-style-name="Section_20_Heading">
      <style:paragraph-properties fo:margin-top="0in" fo:margin-bottom="0.0193in" style:contextual-spacing="false" fo:text-align="end" style:justify-single-word="false"/>
      <style:text-properties fo:color="#666666" loext:opacity="100%" style:font-name="Source Sans Pro Light1" fo:font-size="10pt" fo:letter-spacing="normal" fo:language="en" fo:country="NZ" officeooo:rsid="00ea9a59" officeooo:paragraph-rsid="00ea9a59" style:font-size-asian="10pt" style:font-size-complex="10pt"/>
    </style:style>
    <style:style style:name="P102" style:family="paragraph" style:parent-style-name="Section_20_Heading">
      <style:paragraph-properties fo:margin-top="0in" fo:margin-bottom="0.0193in" style:contextual-spacing="false" fo:text-align="end" style:justify-single-word="false" fo:break-before="page"/>
      <style:text-properties fo:color="#666666" loext:opacity="100%" style:font-name="Source Sans Pro Light1" fo:font-size="10pt" fo:letter-spacing="normal" fo:language="en" fo:country="NZ" officeooo:rsid="01118d29" officeooo:paragraph-rsid="01118d29" style:font-size-asian="10pt" style:font-size-complex="10pt"/>
    </style:style>
    <style:style style:name="P103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1118d29" officeooo:paragraph-rsid="01118d29" style:font-size-asian="10pt" style:font-size-complex="10pt"/>
    </style:style>
    <style:style style:name="P104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000000" loext:opacity="100%" style:font-name="Source Sans Pro Light1" fo:font-size="10pt" fo:letter-spacing="normal" fo:language="en" fo:country="NZ" fo:font-style="normal" fo:font-weight="normal" officeooo:rsid="00beebc4" officeooo:paragraph-rsid="00beebc4" style:font-size-asian="10pt" style:font-size-complex="10pt"/>
    </style:style>
    <style:style style:name="P105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font-variant="normal" fo:text-transform="none" fo:color="#666666" loext:opacity="100%" style:font-name="Source Sans Pro Light1" fo:font-size="10pt" fo:letter-spacing="normal" fo:language="en" fo:country="NZ" fo:font-style="normal" fo:font-weight="normal" officeooo:rsid="01118d29" officeooo:paragraph-rsid="01118d29" style:font-size-asian="10pt" style:font-size-complex="10pt"/>
    </style:style>
    <style:style style:name="P106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 style:writing-mode="pag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7178e6" officeooo:paragraph-rsid="009fa3e5" style:font-size-asian="10pt" style:font-weight-asian="normal" style:font-size-complex="10pt" style:font-weight-complex="normal"/>
    </style:style>
    <style:style style:name="P107" style:family="paragraph" style:parent-style-name="Section_20_Heading">
      <style:paragraph-properties fo:margin-left="0.252in" fo:margin-right="0in" fo:margin-top="0in" fo:margin-bottom="0.0193in" style:contextual-spacing="false" fo:text-indent="-0.1492in" style:auto-text-indent="false">
        <style:tab-stops/>
      </style:paragraph-properties>
      <style:text-properties fo:color="#000000" loext:opacity="100%" style:font-name="Source Sans Pro" fo:font-size="10pt" fo:letter-spacing="normal" fo:language="en" fo:country="NZ" fo:font-weight="normal" officeooo:rsid="007178e6" officeooo:paragraph-rsid="0093ce08" style:font-size-asian="10pt" style:font-weight-asian="normal" style:font-size-complex="10pt" style:font-weight-complex="normal"/>
    </style:style>
    <style:style style:name="P108" style:family="paragraph" style:parent-style-name="thin_20_list_20_2">
      <style:paragraph-properties fo:margin-left="0.252in" fo:margin-right="0in" fo:margin-top="0in" fo:margin-bottom="0.0547in" style:contextual-spacing="false" fo:text-indent="0in" style:auto-text-indent="false" fo:break-before="page"/>
      <style:text-properties style:font-name="Source Sans Pro Light1" fo:font-size="10pt" fo:language="en" fo:country="NZ" officeooo:paragraph-rsid="003843f8" style:font-size-asian="10pt" style:font-size-complex="10pt"/>
    </style:style>
    <style:style style:name="T1" style:family="text">
      <style:text-properties fo:font-variant="normal" fo:text-transform="none" fo:color="#000000" loext:opacity="100%" fo:letter-spacing="normal" fo:font-style="italic" fo:font-weight="normal"/>
    </style:style>
    <style:style style:name="T2" style:family="text">
      <style:text-properties fo:font-variant="normal" fo:text-transform="none" fo:color="#000000" loext:opacity="100%" fo:font-weight="normal"/>
    </style:style>
    <style:style style:name="T3" style:family="text">
      <style:text-properties fo:font-variant="normal" fo:text-transform="none" fo:color="#000000" loext:opacity="100%" fo:font-weight="normal" officeooo:rsid="001f6192"/>
    </style:style>
    <style:style style:name="T4" style:family="text">
      <style:text-properties fo:font-variant="normal" fo:text-transform="none" fo:color="#000000" loext:opacity="100%" fo:font-style="italic" fo:font-weight="normal"/>
    </style:style>
    <style:style style:name="T5" style:family="text">
      <style:text-properties fo:font-variant="normal" fo:text-transform="none" fo:color="#000000" loext:opacity="100%" style:font-name="Source Sans Pro1" fo:font-weight="normal" style:font-weight-asian="normal" style:font-weight-complex="normal"/>
    </style:style>
    <style:style style:name="T6" style:family="text">
      <style:text-properties fo:font-variant="normal" fo:text-transform="none" fo:color="#000000" loext:opacity="100%" style:font-name="Source Sans Pro1" fo:letter-spacing="normal" fo:font-style="normal" fo:font-weight="normal" officeooo:rsid="001c9b72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Source Sans Pro1" fo:letter-spacing="normal" fo:font-style="normal" fo:font-weight="normal" officeooo:rsid="0017e725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Source Sans Pro1" fo:font-size="10pt" fo:letter-spacing="normal" fo:language="en" fo:country="NZ" style:text-underline-style="none" fo:font-weight="normal" officeooo:rsid="008d0c54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000000" loext:opacity="100%" style:font-name="Source Sans Pro" fo:font-weight="normal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Source Sans Pro" fo:letter-spacing="normal" fo:font-style="normal" fo:font-weight="normal" officeooo:rsid="001c9b72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Source Sans Pro Light" fo:font-size="10.5pt" fo:letter-spacing="normal" fo:font-style="normal" fo:font-weight="normal" officeooo:rsid="001c9b72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Source Sans Pro Light" fo:letter-spacing="normal" fo:font-style="normal" fo:font-weight="normal" officeooo:rsid="001c9b72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Source Sans Pro Light" fo:letter-spacing="normal" fo:font-style="normal" fo:font-weight="normal" officeooo:rsid="00289f5e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Source Sans Pro Light" fo:letter-spacing="normal" fo:font-style="italic" fo:font-weight="normal" officeooo:rsid="001c9b72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loext:opacity="100%" style:font-name="Source Sans Pro Light1" fo:font-size="10pt" fo:letter-spacing="normal" fo:font-style="normal" fo:font-weight="normal" officeooo:rsid="00e4bb3b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Source Sans Pro Light1" fo:font-size="10pt" fo:letter-spacing="normal" fo:language="en" fo:country="NZ" fo:font-weight="normal" officeooo:rsid="00f0bf9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font-variant="normal" fo:text-transform="none" fo:color="#000000" loext:opacity="100%" style:font-name="Source Sans Pro Light1" fo:font-size="10pt" fo:letter-spacing="normal" fo:language="en" fo:country="NZ" fo:font-weight="normal" officeooo:rsid="00f84e64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Source Sans Pro Light1" fo:font-size="10pt" fo:letter-spacing="normal" fo:language="en" fo:country="NZ" fo:font-weight="normal" officeooo:rsid="00f8f912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Source Sans Pro Light1" fo:font-size="10pt" fo:letter-spacing="normal" fo:language="en" fo:country="NZ" style:text-underline-style="none" fo:font-weight="normal" officeooo:rsid="00f8f912" style:text-blinking="false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variant="normal" fo:text-transform="none" fo:color="#333333" loext:opacity="100%" style:font-name="Source Sans Pro Light" fo:letter-spacing="normal" fo:font-style="normal" fo:font-weight="normal" officeooo:rsid="00642494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style:font-name="Source Sans Pro Light1" fo:font-style="normal" officeooo:rsid="00289f5e" style:font-style-asian="normal" style:font-style-complex="normal"/>
    </style:style>
    <style:style style:name="T22" style:family="text">
      <style:text-properties fo:font-variant="normal" fo:text-transform="none" style:font-name="Source Sans Pro Light1" fo:font-style="normal" officeooo:rsid="00733159" style:font-style-asian="normal" style:font-style-complex="normal"/>
    </style:style>
    <style:style style:name="T23" style:family="text">
      <style:text-properties fo:font-variant="normal" fo:text-transform="none" style:font-name="Source Sans Pro Light1" fo:font-style="normal" officeooo:rsid="00863d1e" style:font-style-asian="normal" style:font-style-complex="normal"/>
    </style:style>
    <style:style style:name="T24" style:family="text">
      <style:text-properties fo:font-variant="normal" fo:text-transform="none" style:font-name="Source Sans Pro Light1" fo:font-style="normal" officeooo:rsid="008c1fd5" style:font-style-asian="normal" style:font-style-complex="normal"/>
    </style:style>
    <style:style style:name="T25" style:family="text">
      <style:text-properties fo:font-variant="normal" fo:text-transform="none" style:font-name="Source Sans Pro Light1" fo:font-style="italic" officeooo:rsid="00733159" style:font-style-asian="italic" style:font-style-complex="italic"/>
    </style:style>
    <style:style style:name="T26" style:family="text">
      <style:text-properties fo:font-variant="normal" fo:text-transform="none" fo:font-style="normal" officeooo:rsid="00733159" style:font-style-asian="normal" style:font-style-complex="normal"/>
    </style:style>
    <style:style style:name="T27" style:family="text">
      <style:text-properties fo:font-variant="normal" fo:text-transform="none" fo:font-style="normal" officeooo:rsid="00289f5e" style:font-style-asian="normal" style:font-style-complex="normal"/>
    </style:style>
    <style:style style:name="T28" style:family="text">
      <style:text-properties fo:font-variant="normal" fo:text-transform="none" fo:font-style="normal" style:text-underline-style="none" officeooo:rsid="00b77737" style:font-style-asian="normal" style:font-style-complex="normal"/>
    </style:style>
    <style:style style:name="T29" style:family="text">
      <style:text-properties fo:font-variant="normal" fo:text-transform="none" fo:font-style="normal" style:text-underline-style="none" officeooo:rsid="00733159" style:font-style-asian="normal" style:font-style-complex="normal"/>
    </style:style>
    <style:style style:name="T30" style:family="text">
      <style:text-properties fo:color="#000000" loext:opacity="100%" fo:font-size="10pt" fo:font-weight="normal" style:font-size-asian="10pt" style:font-size-complex="10pt"/>
    </style:style>
    <style:style style:name="T31" style:family="text">
      <style:text-properties fo:color="#000000" loext:opacity="100%" fo:font-size="10pt" fo:font-style="normal" fo:font-weight="normal" style:font-size-asian="10pt" style:font-style-asian="normal" style:font-size-complex="10pt" style:font-style-complex="normal"/>
    </style:style>
    <style:style style:name="T32" style:family="text">
      <style:text-properties fo:color="#000000" loext:opacity="100%" fo:font-size="10pt" fo:font-style="italic" fo:font-weight="normal" style:font-size-asian="10pt" style:font-size-complex="10pt"/>
    </style:style>
    <style:style style:name="T33" style:family="text">
      <style:text-properties fo:color="#000000" loext:opacity="100%" style:font-name="Source Sans Pro1" fo:font-size="10pt" fo:letter-spacing="normal" fo:font-weight="normal" officeooo:rsid="0074c6dc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Source Sans Pro1" fo:font-size="10pt" fo:letter-spacing="normal" fo:language="en" fo:country="NZ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Source Sans Pro1" fo:font-size="10pt" fo:letter-spacing="normal" fo:language="en" fo:country="NZ" fo:font-weight="normal" officeooo:rsid="0074c6dc" style:font-size-asian="10pt" style:font-weight-asian="normal" style:font-size-complex="10pt" style:font-weight-complex="normal"/>
    </style:style>
    <style:style style:name="T36" style:family="text">
      <style:text-properties fo:color="#000000" loext:opacity="100%" style:font-name="Source Sans Pro1" fo:font-size="10pt" fo:letter-spacing="normal" fo:language="en" fo:country="NZ" fo:font-weight="normal" officeooo:rsid="0074c6d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color="#000000" loext:opacity="100%" style:font-name="Source Sans Pro1" fo:font-size="10pt" fo:letter-spacing="normal" fo:language="en" fo:country="NZ" fo:font-style="italic" fo:font-weight="normal" officeooo:rsid="0074c6d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loext:opacity="100%" style:font-name="Source Sans Pro1" fo:font-size="10pt" fo:letter-spacing="normal" fo:language="en" fo:country="NZ" fo:font-style="italic" fo:font-weight="normal" officeooo:rsid="00f0bf9b" style:font-size-asian="10pt" style:font-style-asian="italic" style:font-weight-asian="normal" style:font-size-complex="10pt" style:font-style-complex="italic" style:font-weight-complex="normal"/>
    </style:style>
    <style:style style:name="T39" style:family="text">
      <style:text-properties fo:color="#000000" loext:opacity="100%" style:font-name="Source Sans Pro1" fo:font-size="10pt" fo:letter-spacing="normal" fo:language="en" fo:country="NZ" style:text-underline-style="none" fo:font-weight="normal" officeooo:rsid="00b12271" style:font-size-asian="10pt" style:font-weight-asian="normal" style:font-size-complex="10pt" style:font-weight-complex="normal"/>
    </style:style>
    <style:style style:name="T40" style:family="text">
      <style:text-properties fo:color="#000000" loext:opacity="100%" style:font-name="Source Sans Pro1" fo:font-size="10pt" fo:letter-spacing="normal" fo:language="en" fo:country="NZ" style:text-underline-style="none" fo:font-weight="normal" officeooo:rsid="00a1259f" style:font-size-asian="10pt" style:font-weight-asian="normal" style:font-size-complex="10pt" style:font-weight-complex="normal"/>
    </style:style>
    <style:style style:name="T41" style:family="text">
      <style:text-properties fo:color="#000000" loext:opacity="100%" style:font-name="Source Sans Pro1" fo:font-size="10pt" fo:letter-spacing="normal" fo:language="en" fo:country="NZ" style:text-underline-style="none" fo:font-weight="normal" officeooo:rsid="00a89b09" style:font-size-asian="10pt" style:font-weight-asian="normal" style:font-size-complex="10pt" style:font-weight-complex="normal"/>
    </style:style>
    <style:style style:name="T42" style:family="text">
      <style:text-properties fo:color="#000000" loext:opacity="100%" style:font-name="Source Sans Pro1" fo:font-size="10pt" fo:letter-spacing="normal" fo:language="en" fo:country="NZ" fo:font-style="normal" fo:font-weight="normal" officeooo:rsid="00ff2e3c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loext:opacity="100%" style:font-name="Source Sans Pro1" fo:font-size="10pt" fo:letter-spacing="normal" fo:language="en" fo:country="NZ" fo:font-style="normal" fo:font-weight="normal" officeooo:rsid="00e7c460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loext:opacity="100%" style:font-name="Source Sans Pro1" fo:font-size="10pt" fo:letter-spacing="normal" fo:language="en" fo:country="NZ" fo:font-style="normal" fo:font-weight="normal" officeooo:rsid="0074c6dc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loext:opacity="100%" style:font-name="Source Sans Pro1" fo:font-size="10pt" fo:letter-spacing="normal" fo:language="en" fo:country="NZ" fo:font-style="normal" fo:font-weight="normal" officeooo:rsid="010dfdbf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loext:opacity="100%" style:font-name="Source Sans Pro1" fo:font-size="10pt" fo:letter-spacing="normal" fo:language="en" fo:country="NZ" fo:font-style="normal" fo:font-weight="normal" officeooo:rsid="010fdcba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loext:opacity="100%" style:font-name="Source Sans Pro1" fo:font-size="10pt" fo:letter-spacing="normal" style:text-underline-style="none" fo:font-weight="normal" officeooo:rsid="00a89b09" style:font-size-asian="10pt" style:font-weight-asian="normal" style:font-size-complex="10pt" style:font-weight-complex="normal"/>
    </style:style>
    <style:style style:name="T48" style:family="text">
      <style:text-properties fo:color="#000000" loext:opacity="100%" style:font-name="Source Sans Pro1" fo:font-size="10pt" fo:letter-spacing="normal" style:text-underline-style="none" fo:font-weight="normal" officeooo:rsid="00a1259f" style:font-size-asian="10pt" style:font-weight-asian="normal" style:font-size-complex="10pt" style:font-weight-complex="normal"/>
    </style:style>
    <style:style style:name="T49" style:family="text">
      <style:text-properties fo:color="#000000" loext:opacity="100%" style:font-name="Source Sans Pro1"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color="#000000" loext:opacity="100%" style:font-name="Source Sans Pro1" fo:letter-spacing="normal" fo:font-weight="normal" officeooo:rsid="0074c6dc" style:font-weight-asian="normal" style:font-weight-complex="normal"/>
    </style:style>
    <style:style style:name="T51" style:family="text">
      <style:text-properties fo:color="#000000" loext:opacity="100%" style:font-name="Source Sans Pro1" fo:letter-spacing="normal" fo:font-weight="normal" officeooo:rsid="00b98b46" style:font-weight-asian="normal" style:font-weight-complex="normal"/>
    </style:style>
    <style:style style:name="T52" style:family="text">
      <style:text-properties fo:color="#000000" loext:opacity="100%" style:font-name="Source Sans Pro1" fo:letter-spacing="normal" fo:font-weight="normal" officeooo:rsid="00c9a56d" style:font-weight-asian="normal" style:font-weight-complex="normal"/>
    </style:style>
    <style:style style:name="T53" style:family="text">
      <style:text-properties fo:color="#000000" loext:opacity="100%" style:font-name="Source Sans Pro1" fo:letter-spacing="normal" fo:font-weight="normal" officeooo:rsid="01108b19" style:font-weight-asian="normal" style:font-weight-complex="normal"/>
    </style:style>
    <style:style style:name="T54" style:family="text">
      <style:text-properties fo:color="#000000" loext:opacity="100%" style:font-name="Source Sans Pro1" fo:letter-spacing="normal" fo:font-style="normal" fo:font-weight="normal" officeooo:rsid="0074c6dc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style:font-name="Source Sans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fo:color="#000000" loext:opacity="100%" style:font-name="Source Sans Pro Light1" fo:font-size="10pt" fo:letter-spacing="normal" fo:font-weight="normal" officeooo:rsid="0074c6dc" style:font-size-asian="10pt" style:font-weight-asian="normal" style:font-size-complex="10pt" style:font-weight-complex="normal"/>
    </style:style>
    <style:style style:name="T57" style:family="text">
      <style:text-properties fo:color="#000000" loext:opacity="100%" style:font-name="Source Sans Pro Light1" fo:font-size="10pt" fo:letter-spacing="normal" fo:font-weight="normal" officeooo:rsid="00a1259f" style:font-size-asian="10pt" style:font-weight-asian="normal" style:font-size-complex="10pt" style:font-weight-complex="normal"/>
    </style:style>
    <style:style style:name="T58" style:family="text">
      <style:text-properties fo:color="#000000" loext:opacity="100%" style:font-name="Source Sans Pro Light1" fo:font-size="10pt" fo:letter-spacing="normal" fo:font-weight="normal" officeooo:rsid="00a4ab8f" style:font-size-asian="10pt" style:font-weight-asian="normal" style:font-size-complex="10pt" style:font-weight-complex="normal"/>
    </style:style>
    <style:style style:name="T59" style:family="text">
      <style:text-properties fo:color="#000000" loext:opacity="100%" style:font-name="Source Sans Pro Light1" fo:font-size="10pt" fo:letter-spacing="normal" fo:font-style="italic" fo:font-weight="normal" officeooo:rsid="009c5f57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color="#000000" loext:opacity="100%" style:font-name="Source Sans Pro Light1" fo:font-size="10pt" fo:letter-spacing="normal" fo:font-style="italic" fo:font-weight="normal" officeooo:rsid="008d0c54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fo:color="#000000" loext:opacity="100%" style:font-name="Source Sans Pro Light1" fo:font-size="10pt" fo:letter-spacing="normal" fo:font-style="normal" fo:font-weight="normal" officeooo:rsid="00a79324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fo:color="#000000" loext:opacity="100%" style:font-name="Source Sans Pro Light1" fo:font-size="10pt" fo:letter-spacing="normal" fo:font-style="normal" fo:font-weight="normal" officeooo:rsid="00acf308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00" loext:opacity="100%" style:font-name="Source Sans Pro Light1" fo:font-size="10pt" fo:letter-spacing="normal" fo:font-style="normal" fo:font-weight="normal" officeooo:rsid="009c5f57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00" loext:opacity="100%" style:font-name="Source Sans Pro Light1" fo:font-size="10pt" fo:letter-spacing="normal" fo:font-style="normal" fo:font-weight="normal" officeooo:rsid="00a1259f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000000" loext:opacity="100%" style:font-name="Source Sans Pro Light1" fo:font-size="10pt" fo:letter-spacing="normal" fo:font-style="normal" fo:font-weight="normal" officeooo:rsid="00a89b09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color="#000000" loext:opacity="100%" style:font-name="Source Sans Pro Light1" fo:font-size="10pt" fo:letter-spacing="normal" fo:language="en" fo:country="NZ" fo:font-weight="normal" officeooo:rsid="0074c6dc" style:font-size-asian="10pt" style:font-weight-asian="normal" style:font-size-complex="10pt" style:font-weight-complex="normal"/>
    </style:style>
    <style:style style:name="T67" style:family="text">
      <style:text-properties fo:color="#000000" loext:opacity="100%" style:font-name="Source Sans Pro Light1" fo:font-size="10pt" fo:letter-spacing="normal" fo:language="en" fo:country="NZ" fo:font-weight="normal" officeooo:rsid="00a1259f" style:font-size-asian="10pt" style:font-weight-asian="normal" style:font-size-complex="10pt" style:font-weight-complex="normal"/>
    </style:style>
    <style:style style:name="T68" style:family="text">
      <style:text-properties fo:color="#000000" loext:opacity="100%" style:font-name="Source Sans Pro Light1" fo:font-size="10pt" fo:letter-spacing="normal" fo:language="en" fo:country="NZ" fo:font-weight="normal" officeooo:rsid="00b12271" style:font-size-asian="10pt" style:font-weight-asian="normal" style:font-size-complex="10pt" style:font-weight-complex="normal"/>
    </style:style>
    <style:style style:name="T69" style:family="text">
      <style:text-properties fo:color="#000000" loext:opacity="100%" style:font-name="Source Sans Pro Light1" fo:font-size="10pt" fo:letter-spacing="normal" fo:language="en" fo:country="NZ" fo:font-weight="normal" officeooo:rsid="00f84e64" style:font-size-asian="10pt" style:font-weight-asian="normal" style:font-size-complex="10pt" style:font-weight-complex="normal"/>
    </style:style>
    <style:style style:name="T70" style:family="text">
      <style:text-properties fo:color="#000000" loext:opacity="100%" style:font-name="Source Sans Pro Light1" fo:font-size="10pt" fo:letter-spacing="normal" fo:language="en" fo:country="NZ" fo:font-weight="normal" officeooo:rsid="00ffe73e" style:font-size-asian="10pt" style:font-weight-asian="normal" style:font-size-complex="10pt" style:font-weight-complex="normal"/>
    </style:style>
    <style:style style:name="T71" style:family="text">
      <style:text-properties fo:color="#000000" loext:opacity="100%" style:font-name="Source Sans Pro Light1" fo:font-size="10pt" fo:letter-spacing="normal" fo:language="en" fo:country="NZ" fo:font-weight="normal" officeooo:rsid="0106626e" style:font-size-asian="10pt" style:font-weight-asian="normal" style:font-size-complex="10pt" style:font-weight-complex="normal"/>
    </style:style>
    <style:style style:name="T72" style:family="text">
      <style:text-properties fo:color="#000000" loext:opacity="100%" style:font-name="Source Sans Pro Light1" fo:font-size="10pt" fo:letter-spacing="normal" fo:language="en" fo:country="NZ" fo:font-weight="normal" officeooo:rsid="008d0c54" style:font-size-asian="10pt" style:font-weight-asian="normal" style:font-size-complex="10pt" style:font-weight-complex="normal"/>
    </style:style>
    <style:style style:name="T73" style:family="text">
      <style:text-properties fo:color="#000000" loext:opacity="100%" style:font-name="Source Sans Pro Light1" fo:font-size="10pt" fo:letter-spacing="normal" fo:language="en" fo:country="NZ" fo:font-weight="normal" officeooo:rsid="0074c6dc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fo:color="#000000" loext:opacity="100%" style:font-name="Source Sans Pro Light1" fo:font-size="10pt" fo:letter-spacing="normal" fo:language="en" fo:country="NZ" fo:font-weight="normal" officeooo:rsid="00f0bf9b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fo:color="#000000" loext:opacity="100%" style:font-name="Source Sans Pro Light1" fo:font-size="10pt" fo:letter-spacing="normal" fo:language="en" fo:country="NZ" fo:font-weight="normal" officeooo:rsid="00f8f912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000000" loext:opacity="100%" style:font-name="Source Sans Pro Light1" fo:font-size="10pt" fo:letter-spacing="normal" fo:language="en" fo:country="NZ" fo:font-weight="normal" officeooo:rsid="00fc1cbb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000000" loext:opacity="100%" style:font-name="Source Sans Pro Light1" fo:font-size="10pt" fo:letter-spacing="normal" fo:language="en" fo:country="NZ" fo:font-weight="normal" officeooo:rsid="010dfdbf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fo:color="#000000" loext:opacity="100%" style:font-name="Source Sans Pro Light1" fo:font-size="10pt" fo:letter-spacing="normal" fo:language="en" fo:country="NZ" fo:font-style="normal" fo:font-weight="normal" officeooo:rsid="0074c6dc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fo:color="#000000" loext:opacity="100%" style:font-name="Source Sans Pro Light1" fo:font-size="10pt" fo:letter-spacing="normal" fo:language="en" fo:country="NZ" fo:font-style="normal" fo:font-weight="normal" officeooo:rsid="00e4bb3b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fo:color="#000000" loext:opacity="100%" style:font-name="Source Sans Pro Light1" fo:font-size="10pt" fo:letter-spacing="normal" fo:language="en" fo:country="NZ" fo:font-style="normal" fo:font-weight="normal" officeooo:rsid="00e64067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fo:color="#000000" loext:opacity="100%" style:font-name="Source Sans Pro Light1" fo:font-size="10pt" fo:letter-spacing="normal" fo:language="en" fo:country="NZ" fo:font-style="normal" fo:font-weight="normal" officeooo:rsid="00a1259f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fo:color="#000000" loext:opacity="100%" style:font-name="Source Sans Pro Light1" fo:font-size="10pt" fo:letter-spacing="normal" fo:language="en" fo:country="NZ" fo:font-style="normal" fo:font-weight="normal" officeooo:rsid="00b12271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fo:color="#000000" loext:opacity="100%" style:font-name="Source Sans Pro Light1" fo:font-size="10pt" fo:letter-spacing="normal" fo:language="en" fo:country="NZ" fo:font-style="normal" fo:font-weight="normal" officeooo:rsid="00e7c460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000000" loext:opacity="100%" style:font-name="Source Sans Pro Light1" fo:font-size="10pt" fo:letter-spacing="normal" fo:language="en" fo:country="NZ" fo:font-style="normal" fo:font-weight="normal" officeooo:rsid="008d0c54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color="#000000" loext:opacity="100%" style:font-name="Source Sans Pro Light1" fo:font-size="10pt" fo:letter-spacing="normal" fo:language="en" fo:country="NZ" fo:font-style="normal" fo:font-weight="normal" officeooo:rsid="010dfdbf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color="#000000" loext:opacity="100%" style:font-name="Source Sans Pro Light1" fo:font-size="10pt" fo:letter-spacing="normal" fo:language="en" fo:country="NZ" fo:font-style="normal" fo:font-weight="normal" officeooo:rsid="010fdcba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fo:color="#000000" loext:opacity="100%" style:font-name="Source Sans Pro Light1" fo:font-size="10pt" fo:letter-spacing="normal" fo:language="en" fo:country="NZ" fo:font-style="normal" officeooo:rsid="00e7c460" style:font-size-asian="10pt" style:font-style-asian="normal" style:font-size-complex="10pt" style:font-style-complex="normal"/>
    </style:style>
    <style:style style:name="T88" style:family="text">
      <style:text-properties fo:color="#000000" loext:opacity="100%" style:font-name="Source Sans Pro Light1" fo:font-size="10pt" fo:letter-spacing="normal" fo:language="en" fo:country="NZ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9" style:family="text">
      <style:text-properties fo:color="#000000" loext:opacity="100%" style:font-name="Source Sans Pro Light1" fo:font-size="10pt" fo:letter-spacing="normal" fo:language="en" fo:country="NZ" fo:font-style="italic" fo:font-weight="normal" officeooo:rsid="009c5f57" style:font-size-asian="10pt" style:font-style-asian="italic" style:font-weight-asian="normal" style:font-size-complex="10pt" style:font-style-complex="italic" style:font-weight-complex="normal"/>
    </style:style>
    <style:style style:name="T90" style:family="text">
      <style:text-properties fo:color="#000000" loext:opacity="100%" style:font-name="Source Sans Pro Light1" fo:font-size="10pt" fo:letter-spacing="normal" fo:language="en" fo:country="NZ" fo:font-style="italic" fo:font-weight="normal" officeooo:rsid="008d0c54" style:font-size-asian="10pt" style:font-style-asian="italic" style:font-weight-asian="normal" style:font-size-complex="10pt" style:font-style-complex="italic" style:font-weight-complex="normal"/>
    </style:style>
    <style:style style:name="T91" style:family="text">
      <style:text-properties fo:color="#000000" loext:opacity="100%" style:font-name="Source Sans Pro Light1" fo:font-size="10pt" fo:letter-spacing="normal" fo:language="en" fo:country="NZ" fo:font-style="italic" fo:font-weight="normal" officeooo:rsid="0074c6dc" style:font-size-asian="10pt" style:font-style-asian="italic" style:font-weight-asian="normal" style:font-size-complex="10pt" style:font-style-complex="italic" style:font-weight-complex="normal"/>
    </style:style>
    <style:style style:name="T92" style:family="text">
      <style:text-properties fo:color="#000000" loext:opacity="100%" style:font-name="Source Sans Pro Light1" fo:font-size="10pt" fo:letter-spacing="normal" fo:language="en" fo:country="NZ" fo:font-style="italic" fo:font-weight="normal" officeooo:rsid="00e7c460" style:font-size-asian="10pt" style:font-style-asian="italic" style:font-weight-asian="normal" style:font-size-complex="10pt" style:font-style-complex="italic" style:font-weight-complex="normal"/>
    </style:style>
    <style:style style:name="T93" style:family="text">
      <style:text-properties fo:color="#000000" loext:opacity="100%" style:font-name="Source Sans Pro Light1" fo:font-size="10pt" fo:letter-spacing="normal" fo:language="en" fo:country="NZ" fo:font-style="italic" fo:font-weight="normal" officeooo:rsid="00f0bf9b" style:font-size-asian="10pt" style:font-style-asian="italic" style:font-weight-asian="normal" style:font-size-complex="10pt" style:font-style-complex="italic" style:font-weight-complex="normal"/>
    </style:style>
    <style:style style:name="T94" style:family="text">
      <style:text-properties fo:color="#000000" loext:opacity="100%" style:font-name="Source Sans Pro Light1" fo:font-size="10pt" fo:letter-spacing="normal" fo:language="en" fo:country="NZ" fo:font-style="italic" fo:font-weight="normal" officeooo:rsid="00ffe73e" style:font-size-asian="10pt" style:font-style-asian="italic" style:font-weight-asian="normal" style:font-size-complex="10pt" style:font-style-complex="italic" style:font-weight-complex="normal"/>
    </style:style>
    <style:style style:name="T95" style:family="text">
      <style:text-properties fo:color="#000000" loext:opacity="100%" style:font-name="Source Sans Pro Light1" fo:font-size="10pt" fo:letter-spacing="normal" fo:language="en" fo:country="NZ" fo:font-style="italic" fo:font-weight="normal" officeooo:rsid="010dfdbf" style:font-size-asian="10pt" style:font-style-asian="italic" style:font-weight-asian="normal" style:font-size-complex="10pt" style:font-style-complex="italic" style:font-weight-complex="normal"/>
    </style:style>
    <style:style style:name="T96" style:family="text">
      <style:text-properties fo:color="#000000" loext:opacity="100%" style:font-name="Source Sans Pro Light1" fo:letter-spacing="normal" fo:font-weight="normal" officeooo:rsid="00a1259f" style:font-weight-asian="normal" style:font-weight-complex="normal"/>
    </style:style>
    <style:style style:name="T97" style:family="text">
      <style:text-properties fo:color="#000000" loext:opacity="100%" style:font-name="Source Sans Pro Light1" fo:letter-spacing="normal" fo:font-weight="normal" officeooo:rsid="0074c6dc" style:font-weight-asian="normal" style:font-weight-complex="normal"/>
    </style:style>
    <style:style style:name="T98" style:family="text">
      <style:text-properties fo:color="#000000" loext:opacity="100%" style:font-name="Source Sans Pro Light1" fo:letter-spacing="normal" fo:font-weight="normal" officeooo:rsid="00b12271" style:font-weight-asian="normal" style:font-weight-complex="normal"/>
    </style:style>
    <style:style style:name="T99" style:family="text">
      <style:text-properties fo:color="#000000" loext:opacity="100%" style:font-name="Source Sans Pro Light1" fo:letter-spacing="normal" fo:font-weight="normal" officeooo:rsid="00b98b46" style:font-weight-asian="normal" style:font-weight-complex="normal"/>
    </style:style>
    <style:style style:name="T100" style:family="text">
      <style:text-properties fo:color="#000000" loext:opacity="100%" style:font-name="Source Sans Pro Light1" fo:letter-spacing="normal" fo:font-weight="normal" officeooo:rsid="01108b19" style:font-weight-asian="normal" style:font-weight-complex="normal"/>
    </style:style>
    <style:style style:name="T101" style:family="text">
      <style:text-properties fo:color="#000000" loext:opacity="100%" style:font-name="Source Sans Pro Light1" fo:letter-spacing="normal"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color="#000000" loext:opacity="100%" style:font-name="Source Sans Pro Light1" fo:letter-spacing="normal" fo:font-style="normal" fo:font-weight="normal" officeooo:rsid="0074c6dc" style:font-style-asian="normal" style:font-weight-asian="normal" style:font-style-complex="normal" style:font-weight-complex="normal"/>
    </style:style>
    <style:style style:name="T103" style:family="text">
      <style:text-properties fo:color="#000000" loext:opacity="100%" style:font-name="Source Sans Pro Light1" fo:letter-spacing="normal" fo:font-style="normal" fo:font-weight="normal" officeooo:rsid="00b98b46" style:font-style-asian="normal" style:font-weight-asian="normal" style:font-style-complex="normal" style:font-weight-complex="normal"/>
    </style:style>
    <style:style style:name="T104" style:family="text">
      <style:text-properties fo:color="#000000" loext:opacity="100%" style:font-name="Source Sans Pro Light1" fo:letter-spacing="normal" fo:font-style="normal" fo:font-weight="normal" officeooo:rsid="00ba610b" style:font-style-asian="normal" style:font-weight-asian="normal" style:font-style-complex="normal" style:font-weight-complex="normal"/>
    </style:style>
    <style:style style:name="T105" style:family="text">
      <style:text-properties fo:color="#000000" loext:opacity="100%" style:font-name="Source Sans Pro Light1" fo:letter-spacing="normal" fo:font-style="normal" fo:font-weight="normal" officeooo:rsid="00db73ff" style:font-style-asian="normal" style:font-weight-asian="normal" style:font-style-complex="normal" style:font-weight-complex="normal"/>
    </style:style>
    <style:style style:name="T106" style:family="text">
      <style:text-properties fo:color="#000000" loext:opacity="100%" style:font-name="Source Sans Pro Light1" fo:letter-spacing="normal" fo:font-style="normal" fo:font-weight="normal" officeooo:rsid="00e6a0a5" style:font-style-asian="normal" style:font-weight-asian="normal" style:font-style-complex="normal" style:font-weight-complex="normal"/>
    </style:style>
    <style:style style:name="T107" style:family="text">
      <style:text-properties fo:color="#000000" loext:opacity="100%" style:font-name="Source Sans Pro Light1" fo:letter-spacing="normal" fo:font-style="normal" fo:font-weight="normal" officeooo:rsid="00ef3377" style:font-style-asian="normal" style:font-weight-asian="normal" style:font-style-complex="normal" style:font-weight-complex="normal"/>
    </style:style>
    <style:style style:name="T108" style:family="text">
      <style:text-properties fo:color="#000000" loext:opacity="100%" style:font-name="Source Sans Pro Light1" fo:letter-spacing="normal" fo:font-style="normal" fo:font-weight="normal" officeooo:rsid="01108b19" style:font-style-asian="normal" style:font-weight-asian="normal" style:font-style-complex="normal" style:font-weight-complex="normal"/>
    </style:style>
    <style:style style:name="T109" style:family="text">
      <style:text-properties fo:color="#000000" loext:opacity="100%" style:font-name="Source Sans Pro Light1" fo:letter-spacing="normal" fo:font-style="italic" fo:font-weight="normal" officeooo:rsid="00b98b46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style:font-name="Source Sans Pro Light1" fo:letter-spacing="normal" fo:font-style="italic" fo:font-weight="normal" officeooo:rsid="00ba610b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style:font-name="Source Sans Pro Light1" fo:letter-spacing="normal" fo:font-style="italic" fo:font-weight="normal" officeooo:rsid="01108b19" style:font-style-asian="italic" style:font-weight-asian="normal" style:font-style-complex="italic" style:font-weight-complex="normal"/>
    </style:style>
    <style:style style:name="T112" style:family="text">
      <style:text-properties fo:color="#000000" loext:opacity="100%" style:font-name="Source Sans Pro Light" fo:letter-spacing="normal" fo:font-style="normal" fo:font-weight="normal" style:font-style-asian="normal" style:font-weight-asian="normal" style:font-style-complex="normal" style:font-weight-complex="normal"/>
    </style:style>
    <style:style style:name="T113" style:family="text">
      <style:text-properties fo:color="#000000" loext:opacity="100%" style:font-name="Source Sans Pro Light" fo:letter-spacing="normal" fo:font-style="normal" fo:font-weight="normal" officeooo:rsid="00ba610b" style:font-style-asian="normal" style:font-weight-asian="normal" style:font-style-complex="normal" style:font-weight-complex="normal"/>
    </style:style>
    <style:style style:name="T114" style:family="text">
      <style:text-properties fo:color="#000000" loext:opacity="100%" style:font-name="Source Sans Pro Light" fo:letter-spacing="normal" fo:font-style="normal" fo:font-weight="normal" officeooo:rsid="00e6a0a5" style:font-style-asian="normal" style:font-weight-asian="normal" style:font-style-complex="normal" style:font-weight-complex="normal"/>
    </style:style>
    <style:style style:name="T115" style:family="text">
      <style:text-properties fo:color="#000000" loext:opacity="100%" style:font-name="Source Sans Pro Light" fo:font-size="10pt" fo:letter-spacing="normal" fo:language="en" fo:country="NZ" fo:font-weight="normal" officeooo:rsid="0109a51f" style:font-size-asian="10pt" style:font-weight-asian="normal" style:font-size-complex="10pt" style:font-weight-complex="normal"/>
    </style:style>
    <style:style style:name="T116" style:family="text">
      <style:text-properties fo:color="#000000" loext:opacity="100%" fo:letter-spacing="normal" fo:font-style="normal" fo:font-weight="normal" style:font-style-asian="normal" style:font-weight-asian="normal" style:font-style-complex="normal" style:font-weight-complex="normal"/>
    </style:style>
    <style:style style:name="T117" style:family="text">
      <style:text-properties fo:color="#000000" loext:opacity="100%" style:font-name="Source Sans Pro" fo:font-size="10pt" fo:letter-spacing="normal" fo:language="en" fo:country="NZ" fo:font-style="normal" fo:font-weight="normal" officeooo:rsid="00e7c460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style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001f6192"/>
    </style:style>
    <style:style style:name="T121" style:family="text">
      <style:text-properties fo:font-style="italic" officeooo:rsid="0074a125"/>
    </style:style>
    <style:style style:name="T122" style:family="text">
      <style:text-properties officeooo:rsid="0036b1c1"/>
    </style:style>
    <style:style style:name="T123" style:family="text">
      <style:text-properties officeooo:rsid="003843f8"/>
    </style:style>
    <style:style style:name="T124" style:family="text">
      <style:text-properties fo:font-style="normal" style:font-style-asian="normal" style:font-style-complex="normal"/>
    </style:style>
    <style:style style:name="T125" style:family="text">
      <style:text-properties fo:font-style="normal" officeooo:rsid="003843f8" style:font-style-asian="normal" style:font-style-complex="normal"/>
    </style:style>
    <style:style style:name="T126" style:family="text">
      <style:text-properties fo:font-style="normal" officeooo:rsid="001f6192" style:font-style-asian="normal" style:font-style-complex="normal"/>
    </style:style>
    <style:style style:name="T127" style:family="text">
      <style:text-properties fo:font-style="normal" officeooo:rsid="0080fba7" style:font-style-asian="normal" style:font-style-complex="normal"/>
    </style:style>
    <style:style style:name="T1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9" style:family="text">
      <style:text-properties fo:letter-spacing="0.0138in"/>
    </style:style>
    <style:style style:name="T130" style:family="text">
      <style:text-properties fo:letter-spacing="0.0138in" officeooo:rsid="0033ec71"/>
    </style:style>
    <style:style style:name="T131" style:family="text">
      <style:text-properties fo:letter-spacing="0.0138in" officeooo:rsid="008f84ea"/>
    </style:style>
    <style:style style:name="T132" style:family="text">
      <style:text-properties fo:letter-spacing="0.0138in" officeooo:rsid="00e2211a"/>
    </style:style>
    <style:style style:name="T133" style:family="text">
      <style:text-properties officeooo:rsid="0044b151"/>
    </style:style>
    <style:style style:name="T134" style:family="text">
      <style:text-properties officeooo:rsid="0053a4f4"/>
    </style:style>
    <style:style style:name="T135" style:family="text">
      <style:text-properties officeooo:rsid="00586b32"/>
    </style:style>
    <style:style style:name="T136" style:family="text">
      <style:text-properties style:font-name="Source Sans Pro Light" fo:font-style="italic" fo:font-weight="normal" officeooo:rsid="00587e7b" style:font-style-asian="italic" style:font-weight-asian="normal" style:font-style-complex="italic" style:font-weight-complex="normal"/>
    </style:style>
    <style:style style:name="T137" style:family="text">
      <style:text-properties style:font-name="Source Sans Pro Light" fo:font-style="italic" fo:font-weight="normal" officeooo:rsid="00639d4d" style:font-style-asian="italic" style:font-weight-asian="normal" style:font-style-complex="italic" style:font-weight-complex="normal"/>
    </style:style>
    <style:style style:name="T138" style:family="text">
      <style:text-properties style:font-name="Source Sans Pro Light" fo:font-style="normal" fo:font-weight="normal" officeooo:rsid="00587e7b" style:font-style-asian="normal" style:font-weight-asian="normal" style:font-style-complex="normal" style:font-weight-complex="normal"/>
    </style:style>
    <style:style style:name="T139" style:family="text">
      <style:text-properties style:font-name="Source Sans Pro Light" fo:font-style="normal" fo:font-weight="normal" officeooo:rsid="00639d4d" style:font-style-asian="normal" style:font-weight-asian="normal" style:font-style-complex="normal" style:font-weight-complex="normal"/>
    </style:style>
    <style:style style:name="T140" style:family="text">
      <style:text-properties style:font-name="Source Sans Pro Light" fo:font-style="normal" fo:font-weight="normal" officeooo:rsid="006e3c48" style:font-style-asian="normal" style:font-weight-asian="normal" style:font-style-complex="normal" style:font-weight-complex="normal"/>
    </style:style>
    <style:style style:name="T141" style:family="text">
      <style:text-properties style:font-name="Source Sans Pro Light" fo:font-style="normal" fo:font-weight="normal" officeooo:rsid="005d8302" style:font-style-asian="normal" style:font-weight-asian="normal" style:font-style-complex="normal" style:font-weight-complex="normal"/>
    </style:style>
    <style:style style:name="T142" style:family="text">
      <style:text-properties officeooo:rsid="005b8be0"/>
    </style:style>
    <style:style style:name="T143" style:family="text">
      <style:text-properties officeooo:rsid="005d1a11"/>
    </style:style>
    <style:style style:name="T144" style:family="text">
      <style:text-properties officeooo:rsid="005db6e7"/>
    </style:style>
    <style:style style:name="T145" style:family="text">
      <style:text-properties style:font-name="Source Sans Pro Light1"/>
    </style:style>
    <style:style style:name="T146" style:family="text">
      <style:text-properties style:font-name="Source Sans Pro Light1" fo:font-size="10pt" style:font-size-asian="10pt" style:font-size-complex="10pt"/>
    </style:style>
    <style:style style:name="T147" style:family="text">
      <style:text-properties style:font-name="Source Sans Pro Light1" fo:font-size="10pt" officeooo:rsid="008f84ea" style:font-size-asian="10pt" style:font-size-complex="10pt"/>
    </style:style>
    <style:style style:name="T148" style:family="text">
      <style:text-properties style:font-name="Source Sans Pro Light1" fo:font-style="italic" officeooo:rsid="008d0c54" style:font-style-asian="italic" style:font-style-complex="italic"/>
    </style:style>
    <style:style style:name="T149" style:family="text">
      <style:text-properties style:font-name="Source Sans Pro Light1" fo:font-style="italic" officeooo:rsid="00733159" style:font-style-asian="italic" style:font-style-complex="italic"/>
    </style:style>
    <style:style style:name="T150" style:family="text">
      <style:text-properties style:font-name="Source Sans Pro Light1" fo:font-style="italic" officeooo:rsid="009fa3e5" style:font-style-asian="italic" style:font-style-complex="italic"/>
    </style:style>
    <style:style style:name="T151" style:family="text">
      <style:text-properties style:font-name="Source Sans Pro Light1" fo:font-style="italic" officeooo:rsid="009c5f57" style:font-style-asian="italic" style:font-style-complex="italic"/>
    </style:style>
    <style:style style:name="T152" style:family="text">
      <style:text-properties style:font-name="Source Sans Pro Light1" officeooo:rsid="00159454"/>
    </style:style>
    <style:style style:name="T153" style:family="text">
      <style:text-properties style:font-name="Source Sans Pro Light1" officeooo:rsid="006229a2"/>
    </style:style>
    <style:style style:name="T154" style:family="text">
      <style:text-properties style:font-name="Source Sans Pro Light1" officeooo:rsid="0053a4f4"/>
    </style:style>
    <style:style style:name="T155" style:family="text">
      <style:text-properties style:font-name="Source Sans Pro Light1" officeooo:rsid="00759637"/>
    </style:style>
    <style:style style:name="T156" style:family="text">
      <style:text-properties style:font-name="Source Sans Pro Light1" officeooo:rsid="008812f8"/>
    </style:style>
    <style:style style:name="T157" style:family="text">
      <style:text-properties style:font-name="Source Sans Pro Light1" officeooo:rsid="00587e7b"/>
    </style:style>
    <style:style style:name="T158" style:family="text">
      <style:text-properties style:font-name="Source Sans Pro Light1" officeooo:rsid="008d0c54"/>
    </style:style>
    <style:style style:name="T159" style:family="text">
      <style:text-properties style:font-name="Source Sans Pro Light1" officeooo:rsid="0091dc29"/>
    </style:style>
    <style:style style:name="T160" style:family="text">
      <style:text-properties style:font-name="Source Sans Pro Light1" officeooo:rsid="00931a35"/>
    </style:style>
    <style:style style:name="T161" style:family="text">
      <style:text-properties style:font-name="Source Sans Pro Light1" officeooo:rsid="0093ce08"/>
    </style:style>
    <style:style style:name="T162" style:family="text">
      <style:text-properties style:font-name="Source Sans Pro Light1" officeooo:rsid="00971939"/>
    </style:style>
    <style:style style:name="T163" style:family="text">
      <style:text-properties style:font-name="Source Sans Pro Light1" officeooo:rsid="00977bab"/>
    </style:style>
    <style:style style:name="T164" style:family="text">
      <style:text-properties style:font-name="Source Sans Pro Light1" officeooo:rsid="0074c6dc"/>
    </style:style>
    <style:style style:name="T165" style:family="text">
      <style:text-properties style:font-name="Source Sans Pro Light1" fo:font-style="normal" officeooo:rsid="009c5f57" style:font-style-asian="normal" style:font-style-complex="normal"/>
    </style:style>
    <style:style style:name="T166" style:family="text">
      <style:text-properties style:font-name="Source Sans Pro Light1" fo:font-style="normal" officeooo:rsid="008d0c54" style:font-style-asian="normal" style:font-style-complex="normal"/>
    </style:style>
    <style:style style:name="T167" style:family="text">
      <style:text-properties style:font-name="Source Sans Pro Light1" fo:font-style="normal" officeooo:rsid="009fa3e5" style:font-style-asian="normal" style:font-style-complex="normal"/>
    </style:style>
    <style:style style:name="T168" style:family="text">
      <style:text-properties style:font-name="Source Sans Pro Light1" fo:font-style="normal" officeooo:rsid="00a1259f" style:font-style-asian="normal" style:font-style-complex="normal"/>
    </style:style>
    <style:style style:name="T169" style:family="text">
      <style:text-properties style:font-name="Source Sans Pro Light1" fo:font-style="normal" officeooo:rsid="00a79324" style:font-style-asian="normal" style:font-style-complex="normal"/>
    </style:style>
    <style:style style:name="T170" style:family="text">
      <style:text-properties style:font-name="Source Sans Pro Light1" fo:font-style="normal" officeooo:rsid="0074c6dc" style:font-style-asian="normal" style:font-style-complex="normal"/>
    </style:style>
    <style:style style:name="T171" style:family="text">
      <style:text-properties style:font-name="Source Sans Pro Light1" fo:font-style="normal" officeooo:rsid="00a4ab8f" style:font-style-asian="normal" style:font-style-complex="normal"/>
    </style:style>
    <style:style style:name="T172" style:family="text">
      <style:text-properties style:font-name="Source Sans Pro Light1" fo:font-style="normal" officeooo:rsid="00acf308" style:font-style-asian="normal" style:font-style-complex="normal"/>
    </style:style>
    <style:style style:name="T173" style:family="text">
      <style:text-properties style:font-name="Source Sans Pro Light1" officeooo:rsid="009fa3e5"/>
    </style:style>
    <style:style style:name="T174" style:family="text">
      <style:text-properties style:font-name="Source Sans Pro Light1" officeooo:rsid="00d82029"/>
    </style:style>
    <style:style style:name="T175" style:family="text">
      <style:text-properties style:font-name="Source Sans Pro Light1" officeooo:rsid="00ef3377"/>
    </style:style>
    <style:style style:name="T176" style:family="text">
      <style:text-properties style:font-name="Source Sans Pro1"/>
    </style:style>
    <style:style style:name="T177" style:family="text">
      <style:text-properties style:font-name="Source Sans Pro1" fo:font-weight="normal" style:font-weight-asian="normal" style:font-weight-complex="normal"/>
    </style:style>
    <style:style style:name="T178" style:family="text">
      <style:text-properties style:font-name="Source Sans Pro1" fo:font-size="10pt" style:font-size-asian="10pt" style:font-size-complex="10pt"/>
    </style:style>
    <style:style style:name="T179" style:family="text">
      <style:text-properties style:font-name="Source Sans Pro1" fo:font-size="10pt" officeooo:rsid="008f84ea" style:font-size-asian="10pt" style:font-size-complex="10pt"/>
    </style:style>
    <style:style style:name="T180" style:family="text">
      <style:text-properties style:font-name="Source Sans Pro1" fo:font-size="10pt" officeooo:rsid="00dce85c" style:font-size-asian="10pt" style:font-size-complex="10pt"/>
    </style:style>
    <style:style style:name="T181" style:family="text">
      <style:text-properties style:font-name="Source Sans Pro1" officeooo:rsid="0074c6dc"/>
    </style:style>
    <style:style style:name="T182" style:family="text">
      <style:text-properties style:font-name="Source Sans Pro1" officeooo:rsid="00587e7b"/>
    </style:style>
    <style:style style:name="T183" style:family="text">
      <style:text-properties style:font-name="Source Sans Pro1" fo:font-style="normal" officeooo:rsid="0074c6dc" style:font-style-asian="normal" style:font-style-complex="normal"/>
    </style:style>
    <style:style style:name="T184" style:family="text">
      <style:text-properties style:font-name="Source Sans Pro1" fo:font-style="normal" style:text-underline-style="none" officeooo:rsid="00a1259f" style:font-style-asian="normal" style:font-style-complex="normal"/>
    </style:style>
    <style:style style:name="T185" style:family="text">
      <style:text-properties style:font-name="Source Sans Pro1" officeooo:rsid="00dce85c"/>
    </style:style>
    <style:style style:name="T186" style:family="text">
      <style:text-properties style:font-name="Source Sans Pro1" style:text-underline-style="none" officeooo:rsid="0074c6dc"/>
    </style:style>
    <style:style style:name="T187" style:family="text">
      <style:text-properties style:font-name="Source Sans Pro1" style:text-underline-style="none" officeooo:rsid="008812f8"/>
    </style:style>
    <style:style style:name="T188" style:family="text">
      <style:text-properties style:font-name="Source Sans Pro1" style:text-underline-style="none" fo:font-weight="normal" officeooo:rsid="00587e7b" style:font-weight-asian="normal" style:font-weight-complex="normal"/>
    </style:style>
    <style:style style:name="T189" style:family="text">
      <style:text-properties style:font-name="Source Sans Pro1" style:text-underline-style="none" fo:font-weight="normal" officeooo:rsid="007f78f7" style:font-weight-asian="normal" style:font-weight-complex="normal"/>
    </style:style>
    <style:style style:name="T190" style:family="text">
      <style:text-properties style:font-name="Source Sans Pro1" style:text-underline-style="none" fo:font-weight="normal" officeooo:rsid="0074a125" style:font-weight-asian="normal" style:font-weight-complex="normal"/>
    </style:style>
    <style:style style:name="T191" style:family="text">
      <style:text-properties style:font-name="Source Sans Pro"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style:font-name="Source Sans Pro" fo:font-style="normal" fo:font-weight="normal" officeooo:rsid="00587e7b" style:font-style-asian="normal" style:font-weight-asian="normal" style:font-style-complex="normal" style:font-weight-complex="normal"/>
    </style:style>
    <style:style style:name="T193" style:family="text">
      <style:text-properties style:font-name="Source Sans Pro" fo:font-weight="normal" style:font-weight-asian="normal" style:font-weight-complex="normal"/>
    </style:style>
    <style:style style:name="T194" style:family="text">
      <style:text-properties style:font-name="Source Sans Pro" fo:font-weight="normal" officeooo:rsid="005db6e7" style:font-weight-asian="normal" style:font-weight-complex="normal"/>
    </style:style>
    <style:style style:name="T195" style:family="text">
      <style:text-properties officeooo:rsid="00660a90"/>
    </style:style>
    <style:style style:name="T196" style:family="text">
      <style:text-properties officeooo:rsid="0074a125"/>
    </style:style>
    <style:style style:name="T197" style:family="text">
      <style:text-properties officeooo:rsid="0074c6dc"/>
    </style:style>
    <style:style style:name="T198" style:family="text">
      <style:text-properties officeooo:rsid="00759637"/>
    </style:style>
    <style:style style:name="T199" style:family="text">
      <style:text-properties officeooo:rsid="0075cc5b"/>
    </style:style>
    <style:style style:name="T200" style:family="text">
      <style:text-properties officeooo:rsid="0077a221"/>
    </style:style>
    <style:style style:name="T201" style:family="text">
      <style:text-properties officeooo:rsid="007be0b8"/>
    </style:style>
    <style:style style:name="T202" style:family="text">
      <style:text-properties officeooo:rsid="0080fba7"/>
    </style:style>
    <style:style style:name="T203" style:family="text">
      <style:text-properties officeooo:rsid="0082b027"/>
    </style:style>
    <style:style style:name="T204" style:family="text">
      <style:text-properties officeooo:rsid="008a8092"/>
    </style:style>
    <style:style style:name="T205" style:family="text">
      <style:text-properties officeooo:rsid="0091dc29"/>
    </style:style>
    <style:style style:name="T206" style:family="text">
      <style:text-properties officeooo:rsid="00956bb3"/>
    </style:style>
    <style:style style:name="T207" style:family="text">
      <style:text-properties officeooo:rsid="009dd215"/>
    </style:style>
    <style:style style:name="T208" style:family="text">
      <style:text-properties officeooo:rsid="00a89b09"/>
    </style:style>
    <style:style style:name="T209" style:family="text">
      <style:text-properties officeooo:rsid="00ae73b1"/>
    </style:style>
    <style:style style:name="T210" style:family="text">
      <style:text-properties officeooo:rsid="00b8d369"/>
    </style:style>
    <style:style style:name="T211" style:family="text">
      <style:text-properties officeooo:rsid="00b98b46"/>
    </style:style>
    <style:style style:name="T212" style:family="text">
      <style:text-properties officeooo:rsid="00bb14d5"/>
    </style:style>
    <style:style style:name="T213" style:family="text">
      <style:text-properties officeooo:rsid="00beebc4"/>
    </style:style>
    <style:style style:name="T214" style:family="text">
      <style:text-properties officeooo:rsid="00c09b74"/>
    </style:style>
    <style:style style:name="T215" style:family="text">
      <style:text-properties officeooo:rsid="00c84729"/>
    </style:style>
    <style:style style:name="T216" style:family="text">
      <style:text-properties officeooo:rsid="00cb2746"/>
    </style:style>
    <style:style style:name="T217" style:family="text">
      <style:text-properties officeooo:rsid="00ced744"/>
    </style:style>
    <style:style style:name="T218" style:family="text">
      <style:text-properties officeooo:rsid="00d0d2d3"/>
    </style:style>
    <style:style style:name="T219" style:family="text">
      <style:text-properties officeooo:rsid="00d20fcf"/>
    </style:style>
    <style:style style:name="T220" style:family="text">
      <style:text-properties officeooo:rsid="00d4cf32"/>
    </style:style>
    <style:style style:name="T221" style:family="text">
      <style:text-properties officeooo:rsid="00de6941"/>
    </style:style>
    <style:style style:name="T222" style:family="text">
      <style:text-properties officeooo:rsid="00f2c59e"/>
    </style:style>
    <style:style style:name="T223" style:family="text">
      <style:text-properties fo:color="#666666" loext:opacity="100%" style:font-name="Source Sans Pro1" fo:font-size="10pt" fo:letter-spacing="normal" fo:language="en" fo:country="NZ" fo:font-style="normal" fo:font-weight="normal" officeooo:rsid="010dfdbf" style:font-size-asian="10pt" style:font-style-asian="normal" style:font-weight-asian="normal" style:font-size-complex="10pt" style:font-style-complex="normal" style:font-weight-complex="normal"/>
    </style:style>
    <style:style style:name="T224" style:family="text">
      <style:text-properties officeooo:rsid="0101b6bd"/>
    </style:style>
    <style:style style:name="T225" style:family="text">
      <style:text-properties officeooo:rsid="0104bb20"/>
    </style:style>
    <style:style style:name="T226" style:family="text">
      <style:text-properties officeooo:rsid="01108b19"/>
    </style:style>
    <style:style style:name="T227" style:family="text">
      <style:text-properties officeooo:rsid="01118d29"/>
    </style:style>
    <style:style style:name="T228" style:family="text">
      <style:text-properties officeooo:rsid="011378d4"/>
    </style:style>
    <style:style style:name="T22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13">KENNETH HUGH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/>
          </table:table-cell>
          <table:table-cell table:style-name="Table1.A1" table:number-columns-spanned="6" office:value-type="string">
            <text:p text:style-name="P24">Oregon State University <text:s text:c="9"/>| <text:s text:c="9"/>kghughes.com <text:s text:c="9"/>| <text:s text:c="9"/>kenneth.hughes@oregonstate.edu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>PROFI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8"><text:span text:style-name="T210">A process-oriented physical oceanographer</text:span> combining <text:span text:style-name="T200">observations with numerical </text:span>modelling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1"><text:span text:style-name="T130">E</text:span><text:span text:style-name="T129">DUCATION </text:span><text:span text:style-name="T131">AND PO</text:span><text:span text:style-name="T132">SI</text:span><text:span text:style-name="T131">TI</text:span><text:span text:style-name="T132">O</text:span><text:span text:style-name="T131">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77">Assistant professor (senior research)</text:p>
            <text:p text:style-name="P75">Postdoctoral research scientist</text:p>
            <text:p text:style-name="P82">PhD in Physical Oceanography </text:p>
            <text:p text:style-name="P73">M<text:span text:style-name="T133">Sc</text:span> in Physics</text:p>
            <text:p text:style-name="P73">B<text:span text:style-name="T133">Sc</text:span> <text:span text:style-name="T210">(Hons) </text:span>in Physics</text:p>
          </table:table-cell>
          <table:covered-table-cell/>
          <table:table-cell table:style-name="Table1.A1" table:number-columns-spanned="3" office:value-type="string">
            <text:p text:style-name="P42">Oregon State University, USA</text:p>
            <text:p text:style-name="P43">Oregon State University, USA</text:p>
            <text:p text:style-name="P41">University of Victoria, Canada</text:p>
            <text:p text:style-name="P38">University of Otago, New Zealand</text:p>
            <text:p text:style-name="P38">University of Otago, New Zealand</text:p>
          </table:table-cell>
          <table:covered-table-cell/>
          <table:covered-table-cell/>
          <table:table-cell table:style-name="Table1.A1" table:number-columns-spanned="2" office:value-type="string">
            <text:p text:style-name="P76">Jul 2022–<text:span text:style-name="T228">present</text:span></text:p>
            <text:p text:style-name="P74">Jul 2018–<text:span text:style-name="T225">Jun 2022</text:span></text:p>
            <text:p text:style-name="P74">2018</text:p>
            <text:p text:style-name="P71">2013</text:p>
            <text:p text:style-name="P71">2011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12"><text:span text:style-name="T130">PEER-REVIEWED </text:span><text:span text:style-name="T129">PUBLICATION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96"><text:span text:style-name="T223">Under review:</text:span><text:span text:style-name="T45"> </text:span><text:a xlink:type="simple" xlink:href="https://doi.org/10.5194/os-19-193-2023" text:style-name="Internet_20_link" text:visited-style-name="Visited_20_Internet_20_Link"><text:span text:style-name="T45">W</text:span></text:a><text:span text:style-name="T45">ind dependencies of deep cycle turbulence in the equatorial cold tongues</text:span><text:span text:style-name="T78"><text:line-break/></text:span><text:span text:style-name="T81">Moum, </text:span><text:span text:style-name="T85">J. N.</text:span><text:span text:style-name="T81">, </text:span><text:span text:style-name="T85">W. D. Smyth, </text:span><text:span text:style-name="T45">K. G. H</text:span><text:span text:style-name="T44">ughes</text:span><text:span text:style-name="T85">, E. L. Shroyer, and five others</text:span><text:span text:style-name="T78"><text:line-break/></text:span><text:span text:style-name="T95">J. Phys. Oceanogr</text:span><text:span text:style-name="T90">.</text:span></text:p>
            <text:p text:style-name="P97"><text:span text:style-name="T223">Under review:</text:span><text:span text:style-name="T45"> </text:span><text:a xlink:type="simple" xlink:href="file:///home/hugke729/osu/other/Under%20review:%20Wind%20dependencies%20of%20deep%20cycle%20turbulence%20in%20the%20equatorial%20cold%20tongues" text:style-name="Internet_20_link" text:visited-style-name="Visited_20_Internet_20_Link"><text:span text:style-name="T46">Prolonged thermocline warming by near-inertial internal waves in the wake of tropical cyclones</text:span></text:a><text:span text:style-name="T78"><text:line-break/>Gutiérrez Brizuela, </text:span><text:span text:style-name="T86">N., M. H. Alford, S.-P. Xie, J. Sprintall, and four others including </text:span><text:span text:style-name="T45">K. G. H</text:span><text:span text:style-name="T44">ughes</text:span><text:span text:style-name="T78"><text:line-break/></text:span><text:span text:style-name="Emphasis"><text:span text:style-name="T72">Proc. Natl. Acad. Sci.</text:span></text:span></text:p>
            <text:p text:style-name="P94"><text:a xlink:type="simple" xlink:href="https://doi.org/10.5194/os-19-193-2023" text:style-name="Internet_20_link" text:visited-style-name="Visited_20_Internet_20_Link"><text:span text:style-name="T42">A tu</text:span></text:a><text:a xlink:type="simple" xlink:href="https://doi.org/10.5194/os-19-193-2023" text:style-name="Internet_20_link" text:visited-style-name="Visited_20_Internet_20_Link"><text:span text:style-name="T43">rbulence data reduction scheme for autonomous </text:span></text:a><text:a xlink:type="simple" xlink:href="https://doi.org/10.5194/os-19-193-2023" text:style-name="Internet_20_link" text:visited-style-name="Visited_20_Internet_20_Link"><text:span text:style-name="T42">and expendable profiling </text:span></text:a><text:a xlink:type="simple" xlink:href="https://doi.org/10.5194/os-19-193-2023" text:style-name="Internet_20_link" text:visited-style-name="Visited_20_Internet_20_Link"><text:span text:style-name="T43">floats</text:span></text:a><text:span text:style-name="T78"><text:line-break/></text:span><text:span text:style-name="T44">Hughes, K.G.</text:span><text:span text:style-name="T78">, </text:span><text:span text:style-name="T81">J</text:span><text:span text:style-name="T78">. </text:span><text:span text:style-name="T81">N. Moum, </text:span><text:span text:style-name="T82">and </text:span><text:span text:style-name="T83">D</text:span><text:span text:style-name="T82">. </text:span><text:span text:style-name="T83">L</text:span><text:span text:style-name="T82">. </text:span><text:span text:style-name="T83">Rudnick </text:span><text:span text:style-name="T85">(2023)</text:span><text:span text:style-name="T78"><text:line-break/></text:span><text:span text:style-name="T90">Ocean</text:span><text:span text:style-name="T92"> </text:span><text:span text:style-name="T95">Sci</text:span><text:span text:style-name="T90">. </text:span><text:span text:style-name="T84">19, 193–207, doi:10.5194/os-19-193-2023</text:span></text:p>
            <text:p text:style-name="P95"><text:a xlink:type="simple" xlink:href="https://doi.org/10.1175/JTECH-D-22-0067.1" text:style-name="Internet_20_link" text:visited-style-name="Visited_20_Internet_20_Link"><text:span text:style-name="T45">Fl</text:span></text:a><text:a xlink:type="simple" xlink:href="https://doi.org/10.1175/JTECH-D-22-0067.1" text:style-name="Internet_20_link" text:visited-style-name="Visited_20_Internet_20_Link"><text:span text:style-name="T43">ippin’ χSOLO, an upper ocean turbulence profiling float</text:span></text:a><text:span text:style-name="T78"><text:line-break/></text:span><text:span text:style-name="T81">Moum, </text:span><text:span text:style-name="T85">J. N.</text:span><text:span text:style-name="T81">, </text:span><text:span text:style-name="T83">D. L. Rudnick, E. L. Shroyer, </text:span><text:span text:style-name="Strong_20_Emphasis"><text:span text:style-name="T117">K. G. Hughes</text:span></text:span><text:span text:style-name="T83">, </text:span><text:span text:style-name="T85">and eight others</text:span><text:span text:style-name="T83"> (2023)</text:span><text:span text:style-name="T78"><text:line-break/></text:span><text:span text:style-name="Emphasis"><text:span text:style-name="T72">J. Atmos. Oceanic Tech.</text:span></text:span><text:span text:style-name="T84"> doi:10.1175/JTECH-D-22-0067.1</text:span></text:p>
            <text:p text:style-name="P93"><text:a xlink:type="simple" xlink:href="https://doi.org/10.1029/2021JC018228" text:style-name="Internet_20_link" text:visited-style-name="Visited_20_Internet_20_Link"><text:span text:style-name="T34">Pathways, form drag, and turbulence in simulations of an ocean flowing through an ice mélange</text:span></text:a><text:span text:style-name="T66"><text:line-break/></text:span><text:span text:style-name="T35">Hughes, K.G. </text:span><text:span text:style-name="T115">(2022)</text:span><text:span text:style-name="T91"><text:line-break/></text:span><text:span text:style-name="T89">J</text:span><text:span text:style-name="T90">. </text:span><text:span text:style-name="T88">Geophys. Res. Ocean</text:span><text:span text:style-name="T94">s</text:span><text:span text:style-name="T70">, </text:span><text:span text:style-name="T71">127, e2021JC018228, </text:span><text:span text:style-name="T70">doi:10.1029/2021JC018228</text:span></text:p>
            <text:p text:style-name="P45"><text:a xlink:type="simple" xlink:href="https://doi.org/10.1029/2021GL097345" text:style-name="Internet_20_link" text:visited-style-name="Visited_20_Internet_20_Link"><text:span text:style-name="T8">Deep cycle turbulence in Atlantic and Pacific cold tongues</text:span></text:a><text:span text:style-name="T73"><text:line-break/></text:span><text:span text:style-name="T74">Moum, J. N., </text:span><text:span text:style-name="T36"><text:s/>K.G. Hughes</text:span><text:span text:style-name="T37">,</text:span><text:span text:style-name="T38"> </text:span><text:span text:style-name="T74">E. L Shroyer, </text:span><text:span text:style-name="T77">W. D. Smyth</text:span><text:span text:style-name="T74"> </text:span><text:span text:style-name="T75">and </text:span><text:span text:style-name="T77">five </text:span><text:span text:style-name="T75">others</text:span><text:span text:style-name="T16"> </text:span><text:span text:style-name="T17">(</text:span><text:span text:style-name="T18">2022</text:span><text:span text:style-name="T17">) <text:line-break/></text:span><text:span text:style-name="T92">Geophys. Res. </text:span><text:span text:style-name="T93">Lett., </text:span><text:span text:style-name="T76">49, e2021GL097345, </text:span><text:span text:style-name="T75">doi:</text:span><text:span text:style-name="T19">10.1029/2021GL097345</text:span></text:p>
            <text:p text:style-name="P56"><text:a xlink:type="simple" xlink:href="https://doi.org/10.1175/JPO-D-20-0300.1" text:style-name="Internet_20_link" text:visited-style-name="Visited_20_Internet_20_Link"><text:span text:style-name="T39">Stratified shear instabilities in</text:span></text:a><text:a xlink:type="simple" xlink:href="https://doi.org/10.1175/JPO-D-20-0300.1" text:style-name="Internet_20_link" text:visited-style-name="Visited_20_Internet_20_Link"><text:span text:style-name="T40"> diurnal warm layer</text:span></text:a><text:a xlink:type="simple" xlink:href="https://doi.org/10.1175/JPO-D-20-0300.1" text:style-name="Internet_20_link" text:visited-style-name="Visited_20_Internet_20_Link"><text:span text:style-name="T41">s</text:span></text:a><text:span text:style-name="T66"><text:line-break/></text:span><text:span text:style-name="T35">Hughes, K.G.</text:span><text:span text:style-name="T66">, </text:span><text:span text:style-name="T67">J</text:span><text:span text:style-name="T66">. </text:span><text:span text:style-name="T67">N. Moum, E. L. Shroyer, </text:span><text:span text:style-name="T68">and W. D. Smyth </text:span><text:span text:style-name="T69">(2021)</text:span><text:span text:style-name="T78"><text:line-break/></text:span><text:span text:style-name="T89">J</text:span><text:span text:style-name="T90">. Phys. Oceanogr., </text:span><text:span text:style-name="T80">51, 2583–2598,</text:span><text:span text:style-name="T90"> </text:span><text:span text:style-name="T79">doi:</text:span><text:span text:style-name="T15">10.1175/JPO-D-20-0300.1</text:span></text:p>
            <text:p text:style-name="P52"><text:a xlink:type="simple" xlink:href="https://doi.org/10.1175/JPO-D-20-0079.1" text:style-name="Internet_20_link" text:visited-style-name="Visited_20_Internet_20_Link"><text:span text:style-name="T47">Heat transport through</text:span></text:a><text:a xlink:type="simple" xlink:href="https://doi.org/10.1175/JPO-D-20-0079.1" text:style-name="Internet_20_link" text:visited-style-name="Visited_20_Internet_20_Link"><text:span text:style-name="T48"> diurnal warm layer</text:span></text:a><text:a xlink:type="simple" xlink:href="https://doi.org/10.1175/JPO-D-20-0079.1" text:style-name="Internet_20_link" text:visited-style-name="Visited_20_Internet_20_Link"><text:span text:style-name="T47">s</text:span></text:a><text:span text:style-name="T56"><text:line-break/></text:span><text:span text:style-name="T33">Hughes, K.G.</text:span><text:span text:style-name="T56">, </text:span><text:span text:style-name="T57">J</text:span><text:span text:style-name="T56">. </text:span><text:span text:style-name="T57">N. Moum, and E. L. Shroyer </text:span><text:span text:style-name="T58">(2020)</text:span><text:span text:style-name="T56"><text:line-break/></text:span><text:span text:style-name="T59">J</text:span><text:span text:style-name="T60">. Phys. Oceanogr.</text:span><text:span text:style-name="T61">, </text:span><text:span text:style-name="T62">50, 2885</text:span><text:span text:style-name="T172">–</text:span><text:span text:style-name="T62">2905,</text:span><text:span text:style-name="T63"> </text:span><text:span text:style-name="T64">doi:</text:span><text:span text:style-name="T65">10.1175/JPO-D-20-0079.1</text:span></text:p>
            <text:p text:style-name="P14"><text:a xlink:type="simple" xlink:href="http://dx.doi.org/10.1175/JPO-D-19-0207.1" text:style-name="Internet_20_link" text:visited-style-name="Visited_20_Internet_20_Link"><text:span text:style-name="T184">Evolution of the velocity structure in the diurnal warm layer</text:span></text:a><text:span text:style-name="T170"><text:line-break/></text:span><text:span text:style-name="T183">Hughes, K.G.</text:span><text:span text:style-name="T170">, </text:span><text:span text:style-name="T168">J</text:span><text:span text:style-name="T170">. </text:span><text:span text:style-name="T168">N. Moum, and E. L. Shroyer </text:span><text:span text:style-name="T171">(2020)</text:span><text:span text:style-name="T170"><text:line-break/></text:span><text:span text:style-name="T151">J</text:span><text:span text:style-name="T148">. Phys. Oceanogr.</text:span><text:span text:style-name="T165">, </text:span><text:span text:style-name="T169">50, 615–631,</text:span><text:span text:style-name="T165"> </text:span><text:span text:style-name="T168">doi:10.1175/JPO-D-19-0207.1</text:span></text:p>
            <text:p text:style-name="P106"><text:a xlink:type="simple" xlink:href="http://dx.doi.org/10.1175/JPO-D-18-0132.1" text:style-name="Internet_20_link" text:visited-style-name="Visited_20_Internet_20_Link"><text:span text:style-name="T186">T</text:span></text:a><text:a xlink:type="simple" xlink:href="http://dx.doi.org/10.1175/JPO-D-18-0132.1" text:style-name="Internet_20_link" text:visited-style-name="Visited_20_Internet_20_Link"><text:span text:style-name="T187">idal conversion and dissipation at steep topography in a channel poleward of the critical latitude</text:span></text:a><text:span text:style-name="T164"><text:line-break/></text:span><text:span text:style-name="T181">Hughes, K.G.</text:span><text:span text:style-name="T164"> and J. M. Klymak </text:span><text:span text:style-name="T173">(2019)</text:span><text:span text:style-name="T164"><text:line-break/></text:span><text:span text:style-name="T151">J</text:span><text:span text:style-name="T148">. Phys. Oceanogr.</text:span><text:span text:style-name="T166">,</text:span><text:span text:style-name="T149"> </text:span><text:span text:style-name="T167">49, 1269–1291,</text:span><text:span text:style-name="T150"> </text:span><text:span text:style-name="T165">doi: 10.1175/JPO-D-18-0132.1</text:span></text:p>
            <text:p text:style-name="P16"><text:a xlink:type="simple" xlink:href="http://dx.doi.org/doi:10.1029/2018JC013770" text:style-name="Internet_20_link" text:visited-style-name="Visited_20_Internet_20_Link"><text:span text:style-name="T186"/></text:a></text:p>
            <text:p text:style-name="P16"><text:a xlink:type="simple" xlink:href="http://dx.doi.org/doi:10.1029/2018JC013770" text:style-name="Internet_20_link" text:visited-style-name="Visited_20_Internet_20_Link"><text:span text:style-name="T186"/></text:a></text:p>
            <text:p text:style-name="P16"><text:soft-page-break/><text:a xlink:type="simple" xlink:href="http://dx.doi.org/doi:10.1029/2018JC013770" text:style-name="Internet_20_link" text:visited-style-name="Visited_20_Internet_20_Link"><text:span text:style-name="T186">Tidally modulated internal hydraulic flow and energetics in the central Canadian Arctic Archipelago</text:span></text:a><text:span text:style-name="T157"><text:line-break/></text:span><text:span text:style-name="T182">Hughes, K.G.</text:span><text:span text:style-name="T157">, J. M. Klymak, W. J. Williams and H. Melling </text:span><text:span text:style-name="T156"><text:s/></text:span><text:span text:style-name="T158">(2018)<text:line-break/></text:span><text:span text:style-name="T148">J. Geophys. Res.</text:span><text:span text:style-name="T158">, </text:span><text:span text:style-name="T161">123, 5210–5229,</text:span><text:span text:style-name="T158"> doi:10.1029/2018JC013770</text:span></text:p>
            <text:p text:style-name="P15"><text:a xlink:type="simple" xlink:href="http://dx.doi.org/doi:10.1002/2017JC012999" text:style-name="Internet_20_link" text:visited-style-name="Visited_20_Internet_20_Link"><text:span text:style-name="T28">B</text:span></text:a><text:a xlink:type="simple" xlink:href="http://dx.doi.org/doi:10.1002/2017JC012999" text:style-name="Internet_20_link" text:visited-style-name="Visited_20_Internet_20_Link"><text:span text:style-name="T29">rine convection, temperature fluctuations and permeability in winter Antarctic land-fast sea ice</text:span></text:a><text:span text:style-name="T21"><text:line-break/></text:span><text:span text:style-name="T22">Wongpan. P, </text:span><text:span text:style-name="T26">K. G. H</text:span><text:span text:style-name="T27">ughes</text:span><text:span text:style-name="T22">, P. J. Langhorne and I. J. Smith </text:span><text:span text:style-name="T24">(2018)</text:span><text:span text:style-name="T22"><text:line-break/></text:span><text:span text:style-name="T25">J. Geophys. Res., </text:span><text:span text:style-name="T23">123, </text:span><text:span text:style-name="T24">216–230,</text:span><text:span text:style-name="T23"> doi:10.1002/2017JC012999</text:span></text:p>
            <text:p text:style-name="P78"><text:a xlink:type="simple" xlink:href="http://dx.doi.org/10.1002/2016JC012235" text:style-name="Internet_20_link" text:visited-style-name="Visited_20_Internet_20_Link"><text:span text:style-name="T188">Water </text:span></text:a><text:a xlink:type="simple" xlink:href="http://dx.doi.org/10.1002/2016JC012235" text:style-name="Internet_20_link" text:visited-style-name="Visited_20_Internet_20_Link"><text:span text:style-name="T189">m</text:span></text:a><text:a xlink:type="simple" xlink:href="http://dx.doi.org/10.1002/2016JC012235" text:style-name="Internet_20_link" text:visited-style-name="Visited_20_Internet_20_Link"><text:span text:style-name="T188">ass </text:span></text:a><text:a xlink:type="simple" xlink:href="http://dx.doi.org/10.1002/2016JC012235" text:style-name="Internet_20_link" text:visited-style-name="Visited_20_Internet_20_Link"><text:span text:style-name="T189">m</text:span></text:a><text:a xlink:type="simple" xlink:href="http://dx.doi.org/10.1002/2016JC012235" text:style-name="Internet_20_link" text:visited-style-name="Visited_20_Internet_20_Link"><text:span text:style-name="T188">odification and </text:span></text:a><text:a xlink:type="simple" xlink:href="http://dx.doi.org/10.1002/2016JC012235" text:style-name="Internet_20_link" text:visited-style-name="Visited_20_Internet_20_Link"><text:span text:style-name="T189">m</text:span></text:a><text:a xlink:type="simple" xlink:href="http://dx.doi.org/10.1002/2016JC012235" text:style-name="Internet_20_link" text:visited-style-name="Visited_20_Internet_20_Link"><text:span text:style-name="T188">ixing </text:span></text:a><text:a xlink:type="simple" xlink:href="http://dx.doi.org/10.1002/2016JC012235" text:style-name="Internet_20_link" text:visited-style-name="Visited_20_Internet_20_Link"><text:span text:style-name="T189">r</text:span></text:a><text:a xlink:type="simple" xlink:href="http://dx.doi.org/10.1002/2016JC012235" text:style-name="Internet_20_link" text:visited-style-name="Visited_20_Internet_20_Link"><text:span text:style-name="T188">ates in a 1/12° </text:span></text:a><text:a xlink:type="simple" xlink:href="http://dx.doi.org/10.1002/2016JC012235" text:style-name="Internet_20_link" text:visited-style-name="Visited_20_Internet_20_Link"><text:span text:style-name="T189">s</text:span></text:a><text:a xlink:type="simple" xlink:href="http://dx.doi.org/10.1002/2016JC012235" text:style-name="Internet_20_link" text:visited-style-name="Visited_20_Internet_20_Link"><text:span text:style-name="T188">imulation of the Canadian Arctic Archipelago</text:span></text:a><text:span text:style-name="T136"><text:line-break/></text:span><text:span text:style-name="T192">Hughes, K. G.</text:span><text:span text:style-name="T138">, J. M. Klymak, X. Hu and P. G. Myers (</text:span><text:span text:style-name="T139">2017</text:span><text:span text:style-name="T138">)<text:line-break/></text:span><text:span text:style-name="T136">J. Geophys. Res. </text:span><text:span text:style-name="T139">122, </text:span><text:span text:style-name="T140">803–820,</text:span><text:span text:style-name="T137"> </text:span><text:span text:style-name="T141">doi:</text:span><text:span text:style-name="T20">10.1002/2016JC012235</text:span></text:p>
            <text:p text:style-name="P79"><text:a xlink:type="simple" xlink:href="http://dx.doi.org/10.1017/aog.2017.34" text:style-name="Internet_20_link" text:visited-style-name="Visited_20_Internet_20_Link"><text:span text:style-name="T190">Measurements of Ice Shelf Water beneath the front of the Ross Ice Shelf using gliders</text:span></text:a><text:line-break/><text:span text:style-name="T196">Nelson, M. J. S.</text:span>, <text:span text:style-name="T196">B. Y. Queste, I. J. Smith, G. H. Leonard, B. G. M. Webber and </text:span><text:span text:style-name="T193">K. G. Hughes</text:span> (201<text:span text:style-name="T196">7</text:span>)<text:line-break/><text:span text:style-name="T121">Ann. Glaciol</text:span><text:span text:style-name="T118">.</text:span> <text:span text:style-name="T204">58, 41–50, <text:s/>doi:10.1017/aog.2017.34</text:span></text:p>
            <text:p text:style-name="P79"><text:a xlink:type="simple" xlink:href="http://dx.doi.org/10.1002/2015GL064508" text:style-name="Internet_20_link" text:visited-style-name="Visited_20_Internet_20_Link"><text:span text:style-name="T6">Observed platelet ice distributions in Antarctic sea ice: an index for ocean</text:span></text:a><text:a xlink:type="simple" xlink:href="http://dx.doi.org/10.1002/2015GL064508" text:style-name="Internet_20_link" text:visited-style-name="Visited_20_Internet_20_Link"><text:span text:style-name="T7">–</text:span></text:a><text:a xlink:type="simple" xlink:href="http://dx.doi.org/10.1002/2015GL064508" text:style-name="Internet_20_link" text:visited-style-name="Visited_20_Internet_20_Link"><text:span text:style-name="T6">ice shelf heat flux</text:span></text:a><text:span text:style-name="T11"><text:line-break/></text:span><text:span text:style-name="T12">Langhorne, P. J., </text:span><text:span text:style-name="T10">K. G. Hughes</text:span><text:span text:style-name="T12">, A. J. Gough and 10 others (2015)<text:line-break/></text:span><text:span text:style-name="T14">Geophys. Res. Lett</text:span><text:span text:style-name="T12">. </text:span><text:span text:style-name="T13">42, 5442–5451, doi:10.1002/2015GL064508</text:span></text:p>
            <text:p text:style-name="P80"><text:a xlink:type="simple" xlink:href="http://dx.doi.org/10.1002/2013JC009411" text:style-name="Internet_20_link" text:visited-style-name="Visited_20_Internet_20_Link"><text:span text:style-name="T177">Extension of an Ice Shelf Water plume model beneath sea ice with application in McMurdo Sound, Antarctica</text:span></text:a><text:line-break/><text:span text:style-name="T191">Hughes, K. G.</text:span><text:span text:style-name="T128">,</text:span><text:span text:style-name="T124"> P. J. Langhorne, G. H. Leonard and C. L. Stevens (2014)<text:line-break/></text:span><text:span text:style-name="T118">J. Geophys. Res. </text:span><text:span text:style-name="T126">119, 8662–8687</text:span><text:span text:style-name="T120">, </text:span>doi:<text:span text:style-name="T2">10.1002/2013JC009411</text:span></text:p>
            <text:p text:style-name="P79"><text:a xlink:type="simple" xlink:href="http://dx.doi.org/10.1080/14498596.2014.913271" text:style-name="Internet_20_link" text:visited-style-name="Visited_20_Internet_20_Link"><text:span text:style-name="T5">Towards a process model for predicting potential anchor ice formation sites in coastal Antarctic waters</text:span></text:a><text:span text:style-name="T2"><text:line-break/>Leonard, G. H., S. M. Mager, A. G. Pauling, </text:span><text:span text:style-name="T9">K. G. Hughes</text:span><text:span text:style-name="T2"> and I. J. Smith (2014)<text:line-break/></text:span><text:span text:style-name="T4">J. Spat. Sci.</text:span><text:span text:style-name="T2"> </text:span><text:span text:style-name="T3">59, 297–312, </text:span><text:span text:style-name="T2">doi:10.1080/14498596.2014.913271</text:span></text:p>
            <text:p text:style-name="P88"><text:a xlink:type="simple" xlink:href="http://dx.doi.org/10.3189/2013JoG12J117" text:style-name="Internet_20_link" text:visited-style-name="Visited_20_Internet_20_Link"><text:span text:style-name="T49">Estimates of the refreezing rate in an ice-shelf borehole</text:span></text:a><text:span text:style-name="T30"><text:line-break/></text:span><text:span text:style-name="T55">Hughes, K. G.</text:span><text:span text:style-name="T31">, P. J. Langhorne and M. J. M. Williams (2013)<text:line-break/></text:span><text:span text:style-name="T32">J.</text:span><text:span text:style-name="T1"> </text:span><text:span text:style-name="T32">Glaciol.</text:span><text:span text:style-name="T30"> 59, 938–948, doi:10.3189/2013JoG12J1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>THESES AND OTHER PUBLICA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69"><text:a xlink:type="simple" xlink:href="http://dx.doi.org/10.13140/RG.2.1.4390.3206" text:style-name="Internet_20_link" text:visited-style-name="Visited_20_Internet_20_Link"><text:span text:style-name="T177">Crystal orientation in ice frozen from fresh and brackish water</text:span></text:a><text:line-break/>Grothe, S., <text:span text:style-name="T194">K.G. H</text:span><text:span text:style-name="T193">ughes</text:span>, <text:span text:style-name="T144">and</text:span> <text:span text:style-name="T144">P. J. </text:span>Langhorne (2014)<text:line-break/>In <text:span text:style-name="T119">Proceedings of the 22nd IAHR International Symposium on Ice,</text:span> 743–750, doi:<text:bookmark-start text:name="__DdeLink__371_427094359"/>10.13140/RG.2.1.4390.3206<text:bookmark-end text:name="__DdeLink__371_427094359"/></text:p>
            <text:p text:style-name="P53"><text:a xlink:type="simple" xlink:href="https://dspace.library.uvic.ca//handle/1828/10367" text:style-name="Internet_20_link" text:visited-style-name="Visited_20_Internet_20_Link"><text:span text:style-name="T179">Tidal flows, sill dynamics, and mixing in the Canadian Arctic Archipelago</text:span></text:a><text:span text:style-name="T146"><text:line-break/></text:span><text:span text:style-name="T147">PhD </text:span><text:span text:style-name="T146">Thesis: </text:span><text:span text:style-name="T147">https://dspace.library.uvic.ca//handle/1828/10367</text:span></text:p>
            <text:p text:style-name="P54"><text:a xlink:type="simple" xlink:href="http://hdl.handle.net/10523/4325" text:style-name="Internet_20_link" text:visited-style-name="Visited_20_Internet_20_Link"><text:span text:style-name="T178">Propagation of an </text:span></text:a><text:a xlink:type="simple" xlink:href="http://hdl.handle.net/10523/4325" text:style-name="Internet_20_link" text:visited-style-name="Visited_20_Internet_20_Link"><text:span text:style-name="T180">i</text:span></text:a><text:a xlink:type="simple" xlink:href="http://hdl.handle.net/10523/4325" text:style-name="Internet_20_link" text:visited-style-name="Visited_20_Internet_20_Link"><text:span text:style-name="T178">ce </text:span></text:a><text:a xlink:type="simple" xlink:href="http://hdl.handle.net/10523/4325" text:style-name="Internet_20_link" text:visited-style-name="Visited_20_Internet_20_Link"><text:span text:style-name="T180">s</text:span></text:a><text:a xlink:type="simple" xlink:href="http://hdl.handle.net/10523/4325" text:style-name="Internet_20_link" text:visited-style-name="Visited_20_Internet_20_Link"><text:span text:style-name="T178">helf </text:span></text:a><text:a xlink:type="simple" xlink:href="http://hdl.handle.net/10523/4325" text:style-name="Internet_20_link" text:visited-style-name="Visited_20_Internet_20_Link"><text:span text:style-name="T180">w</text:span></text:a><text:a xlink:type="simple" xlink:href="http://hdl.handle.net/10523/4325" text:style-name="Internet_20_link" text:visited-style-name="Visited_20_Internet_20_Link"><text:span text:style-name="T178">ater </text:span></text:a><text:a xlink:type="simple" xlink:href="http://hdl.handle.net/10523/4325" text:style-name="Internet_20_link" text:visited-style-name="Visited_20_Internet_20_Link"><text:span text:style-name="T180">p</text:span></text:a><text:a xlink:type="simple" xlink:href="http://hdl.handle.net/10523/4325" text:style-name="Internet_20_link" text:visited-style-name="Visited_20_Internet_20_Link"><text:span text:style-name="T178">lume beneath </text:span></text:a><text:a xlink:type="simple" xlink:href="http://hdl.handle.net/10523/4325" text:style-name="Internet_20_link" text:visited-style-name="Visited_20_Internet_20_Link"><text:span text:style-name="T180">s</text:span></text:a><text:a xlink:type="simple" xlink:href="http://hdl.handle.net/10523/4325" text:style-name="Internet_20_link" text:visited-style-name="Visited_20_Internet_20_Link"><text:span text:style-name="T178">ea </text:span></text:a><text:a xlink:type="simple" xlink:href="http://hdl.handle.net/10523/4325" text:style-name="Internet_20_link" text:visited-style-name="Visited_20_Internet_20_Link"><text:span text:style-name="T180">i</text:span></text:a><text:a xlink:type="simple" xlink:href="http://hdl.handle.net/10523/4325" text:style-name="Internet_20_link" text:visited-style-name="Visited_20_Internet_20_Link"><text:span text:style-name="T178">ce in McMurdo Sound, Antarctica </text:span></text:a><text:span text:style-name="T146"><text:line-break/>Master’s Thesis: http://hdl.handle.net/10523/4325</text:span></text:p>
            <text:p text:style-name="P83"><text:a xlink:type="simple" xlink:href="https://kghughes.com/docs/Ken%20Hughes%20Honours%20Dissertation.pdf" text:style-name="Internet_20_link" text:visited-style-name="Visited_20_Internet_20_Link"><text:span text:style-name="T176">On the </text:span></text:a><text:a xlink:type="simple" xlink:href="https://kghughes.com/docs/Ken%20Hughes%20Honours%20Dissertation.pdf" text:style-name="Internet_20_link" text:visited-style-name="Visited_20_Internet_20_Link"><text:span text:style-name="T185">r</text:span></text:a><text:a xlink:type="simple" xlink:href="https://kghughes.com/docs/Ken%20Hughes%20Honours%20Dissertation.pdf" text:style-name="Internet_20_link" text:visited-style-name="Visited_20_Internet_20_Link"><text:span text:style-name="T176">ate of </text:span></text:a><text:a xlink:type="simple" xlink:href="https://kghughes.com/docs/Ken%20Hughes%20Honours%20Dissertation.pdf" text:style-name="Internet_20_link" text:visited-style-name="Visited_20_Internet_20_Link"><text:span text:style-name="T185">r</text:span></text:a><text:a xlink:type="simple" xlink:href="https://kghughes.com/docs/Ken%20Hughes%20Honours%20Dissertation.pdf" text:style-name="Internet_20_link" text:visited-style-name="Visited_20_Internet_20_Link"><text:span text:style-name="T176">efreezing in a </text:span></text:a><text:a xlink:type="simple" xlink:href="https://kghughes.com/docs/Ken%20Hughes%20Honours%20Dissertation.pdf" text:style-name="Internet_20_link" text:visited-style-name="Visited_20_Internet_20_Link"><text:span text:style-name="T185">b</text:span></text:a><text:a xlink:type="simple" xlink:href="https://kghughes.com/docs/Ken%20Hughes%20Honours%20Dissertation.pdf" text:style-name="Internet_20_link" text:visited-style-name="Visited_20_Internet_20_Link"><text:span text:style-name="T176">ore </text:span></text:a><text:a xlink:type="simple" xlink:href="https://kghughes.com/docs/Ken%20Hughes%20Honours%20Dissertation.pdf" text:style-name="Internet_20_link" text:visited-style-name="Visited_20_Internet_20_Link"><text:span text:style-name="T185">h</text:span></text:a><text:a xlink:type="simple" xlink:href="https://kghughes.com/docs/Ken%20Hughes%20Honours%20Dissertation.pdf" text:style-name="Internet_20_link" text:visited-style-name="Visited_20_Internet_20_Link"><text:span text:style-name="T176">ole in an </text:span></text:a><text:a xlink:type="simple" xlink:href="https://kghughes.com/docs/Ken%20Hughes%20Honours%20Dissertation.pdf" text:style-name="Internet_20_link" text:visited-style-name="Visited_20_Internet_20_Link"><text:span text:style-name="T185">i</text:span></text:a><text:a xlink:type="simple" xlink:href="https://kghughes.com/docs/Ken%20Hughes%20Honours%20Dissertation.pdf" text:style-name="Internet_20_link" text:visited-style-name="Visited_20_Internet_20_Link"><text:span text:style-name="T176">ce </text:span></text:a><text:a xlink:type="simple" xlink:href="https://kghughes.com/docs/Ken%20Hughes%20Honours%20Dissertation.pdf" text:style-name="Internet_20_link" text:visited-style-name="Visited_20_Internet_20_Link"><text:span text:style-name="T185">s</text:span></text:a><text:a xlink:type="simple" xlink:href="https://kghughes.com/docs/Ken%20Hughes%20Honours%20Dissertation.pdf" text:style-name="Internet_20_link" text:visited-style-name="Visited_20_Internet_20_Link"><text:span text:style-name="T176">helf</text:span></text:a><text:line-break/>Honours Dissert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3">FUNDING AND <text:span text:style-name="T220">PI OR CO-PI</text:span> ROL<text:span text:style-name="T211">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99"><text:span text:style-name="T53">Moored oceanic turbulence measurements in ASTraL</text:span><text:span text:style-name="T97"><text:line-break/></text:span><text:span text:style-name="T50">Hughes, </text:span><text:span text:style-name="T53">K. G.</text:span><text:span text:style-name="T97"> </text:span><text:span text:style-name="T100">and J</text:span><text:span text:style-name="T99">. </text:span><text:span text:style-name="T100">N</text:span><text:span text:style-name="T99">. </text:span><text:span text:style-name="T100">Moum</text:span><text:span text:style-name="T102"><text:line-break/></text:span><text:span text:style-name="T111">Office of Naval Research</text:span><text:span text:style-name="T109">.</text:span><text:span text:style-name="T103"> </text:span><text:span text:style-name="T104">Status: </text:span><text:span text:style-name="T107">F</text:span><text:span text:style-name="T103">und</text:span><text:span text:style-name="T107">ed</text:span><text:span text:style-name="T103">. </text:span><text:span text:style-name="T104">Mar 202</text:span><text:span text:style-name="T108">3</text:span><text:span text:style-name="T104">–Feb 202</text:span><text:span text:style-name="T108">8</text:span><text:span text:style-name="T104">. </text:span><text:span text:style-name="T103">Total: $</text:span><text:span text:style-name="T108">910k</text:span></text:p>
            <text:p text:style-name="P98"><text:span text:style-name="T51">Cold tongue mixing</text:span><text:span text:style-name="T97"><text:line-break/></text:span><text:span text:style-name="T96">Moum, </text:span><text:span text:style-name="T99">J. N.</text:span><text:span text:style-name="T96">, </text:span><text:span text:style-name="T50">K. G. Hughes</text:span><text:span text:style-name="T97">, </text:span><text:span text:style-name="T99">D. A. Cherian, </text:span><text:span text:style-name="T96">E. L. Shroyer, </text:span><text:span text:style-name="T98">and </text:span><text:span text:style-name="T99">D. M. Gibson</text:span><text:span text:style-name="T102"><text:line-break/></text:span><text:span text:style-name="T109">National Science Foundation.</text:span><text:span text:style-name="T103"> </text:span><text:span text:style-name="T104">Status: </text:span><text:span text:style-name="T107">F</text:span><text:span text:style-name="T103">und</text:span><text:span text:style-name="T107">ed</text:span><text:span text:style-name="T103">. </text:span><text:span text:style-name="T104">Mar 2021–Feb 2026. </text:span><text:span text:style-name="T103">Total: $2.1M</text:span></text:p>
            <text:p text:style-name="P25"><text:span text:style-name="T51">Float </text:span><text:span text:style-name="T52">a</text:span><text:span text:style-name="T51">rray for </text:span><text:span text:style-name="T52">s</text:span><text:span text:style-name="T51">ubmesoscales and </text:span><text:span text:style-name="T52">t</text:span><text:span text:style-name="T51">urbulence in ARCTERX</text:span><text:span text:style-name="T97"><text:line-break/></text:span><text:span text:style-name="T96">Moum, </text:span><text:span text:style-name="T99">J. N., </text:span><text:span text:style-name="T50">K. G. Hughes</text:span><text:span text:style-name="T54">, </text:span><text:span text:style-name="T113">T. M. S. Johnston, and D. L. Rudnick</text:span><text:span text:style-name="T102"><text:line-break/></text:span><text:span text:style-name="T110">Office of Naval Research</text:span><text:span text:style-name="T109">.</text:span><text:span text:style-name="T103"> </text:span><text:span text:style-name="T104">Status: </text:span><text:span text:style-name="T105">Funded</text:span><text:span text:style-name="T104">. Apr 2021–Mar 2026. Total: $970k</text:span></text:p>
            <text:p text:style-name="P100"><text:span text:style-name="T116"/></text:p>
            <text:p text:style-name="P100"><text:soft-page-break/><text:span text:style-name="T116">Eyes at the front: a megasite project at Helheim Glacier</text:span><text:span text:style-name="T102"><text:line-break/></text:span><text:span text:style-name="T101">Adopt</text:span><text:span text:style-name="T106">ed</text:span><text:span text:style-name="T112"> PI role </text:span><text:span text:style-name="T114">in</text:span><text:span text:style-name="T112"> May 20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7" office:value-type="string">
            <text:p text:style-name="P6"><text:span text:style-name="T217">TEACHING AND OTHER PAST </text:span>EMPLOY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9">Teaching <text:span text:style-name="T123">a</text:span>ssistant</text:p>
          </table:table-cell>
          <table:covered-table-cell/>
          <table:covered-table-cell/>
          <table:table-cell table:style-name="Table1.A1" table:number-columns-spanned="3" office:value-type="string">
            <text:p text:style-name="P32">University of Victoria</text:p>
          </table:table-cell>
          <table:covered-table-cell/>
          <table:covered-table-cell/>
          <table:table-cell table:style-name="Table1.A1" office:value-type="string">
            <text:p text:style-name="P44">2014, 2016, <text:span text:style-name="T197">2017</text:span></text:p>
          </table:table-cell>
        </table:table-row>
        <table:table-row table:style-name="Table1.15">
          <table:table-cell table:style-name="Table1.A1" table:number-columns-spanned="7" office:value-type="string">
            <text:p text:style-name="P86">Independently lead weekly first-year labs and mark lab tests and exams <text:span text:style-name="T216">(instructed five time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3" office:value-type="string">
            <text:p text:style-name="P48"><text:span text:style-name="T197">Substitute l</text:span>ecturer</text:p>
          </table:table-cell>
          <table:covered-table-cell/>
          <table:covered-table-cell/>
          <table:table-cell table:style-name="Table1.A1" table:number-columns-spanned="3" office:value-type="string">
            <text:p text:style-name="P33">Universit<text:span text:style-name="T206">ies of Otago and </text:span>Victoria</text:p>
          </table:table-cell>
          <table:covered-table-cell/>
          <table:covered-table-cell/>
          <table:table-cell table:style-name="Table1.A1" office:value-type="string">
            <text:p text:style-name="P39">2014, <text:span text:style-name="T142">2016, 2017</text:span></text:p>
          </table:table-cell>
        </table:table-row>
        <table:table-row>
          <table:table-cell table:style-name="Table1.A1" table:number-columns-spanned="7" office:value-type="string">
            <text:p text:style-name="P87">Lectur<text:span text:style-name="T143">e</text:span> second-, <text:span text:style-name="T197">third-, and fourth-</text:span>year physical oceanography, <text:span text:style-name="T199">time series analysis,</text:span> <text:span text:style-name="T199">and </text:span>environmental physics <text:span text:style-name="T199">cour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7">Research <text:span text:style-name="T123">a</text:span>ssistant</text:p>
          </table:table-cell>
          <table:covered-table-cell/>
          <table:covered-table-cell/>
          <table:table-cell table:style-name="Table1.A1" table:number-columns-spanned="2" office:value-type="string">
            <text:p text:style-name="P31">University of Otago</text:p>
          </table:table-cell>
          <table:covered-table-cell/>
          <table:table-cell table:style-name="Table1.A1" table:number-columns-spanned="2" office:value-type="string">
            <text:p text:style-name="P37">Aug 2013–May 2014</text:p>
          </table:table-cell>
          <table:covered-table-cell/>
        </table:table-row>
        <table:table-row>
          <table:table-cell table:style-name="Table1.A1" table:number-columns-spanned="7" office:value-type="string">
            <text:p text:style-name="P85"><text:span text:style-name="T123">C</text:span>ollect and reduc<text:span text:style-name="T123">e data and p</text:span><text:span text:style-name="T124">repar</text:span><text:span text:style-name="T125">e</text:span><text:span text:style-name="T124"> figures and repor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3" office:value-type="string">
            <text:p text:style-name="P46"><text:span text:style-name="T202">Lab d</text:span>emonstrator</text:p>
          </table:table-cell>
          <table:covered-table-cell/>
          <table:covered-table-cell/>
          <table:table-cell table:style-name="Table1.A1" office:value-type="string">
            <text:p text:style-name="P31">University of Otago</text:p>
          </table:table-cell>
          <table:table-cell table:style-name="Table1.A1" table:number-columns-spanned="3" office:value-type="string">
            <text:p text:style-name="P35">2012, 2014</text:p>
          </table:table-cell>
          <table:covered-table-cell/>
          <table:covered-table-cell/>
        </table:table-row>
        <table:table-row table:style-name="Table1.21">
          <table:table-cell table:style-name="Table1.A21" table:number-columns-spanned="7" office:value-type="string">
            <text:p text:style-name="P84">Demonstra<text:span text:style-name="T123">te</text:span> practical science methods <text:span text:style-name="T123">and e</text:span><text:span text:style-name="T124">xpla</text:span><text:span text:style-name="T125">in</text:span><text:span text:style-name="T124"> various software </text:span><text:span text:style-name="T127">for second-year physics cour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21" table:number-columns-spanned="3" office:value-type="string">
            <text:p text:style-name="P46">Study <text:span text:style-name="T123">c</text:span>oach</text:p>
          </table:table-cell>
          <table:covered-table-cell/>
          <table:covered-table-cell/>
          <table:table-cell table:style-name="Table1.A21" office:value-type="string">
            <text:p text:style-name="P30"><text:span text:style-name="T203">Big Picture Learning, </text:span>Dunedin</text:p>
          </table:table-cell>
          <table:table-cell table:style-name="Table1.A21" table:number-columns-spanned="3" office:value-type="string">
            <text:p text:style-name="P34">2009–2012</text:p>
          </table:table-cell>
          <table:covered-table-cell/>
          <table:covered-table-cell/>
        </table:table-row>
        <table:table-row table:style-name="Table1.21">
          <table:table-cell table:style-name="Table1.A21" table:number-columns-spanned="7" office:value-type="string">
            <text:p text:style-name="P108">Tutor science<text:span text:style-name="T122"> and </text:span>study skills for high school students <text:span text:style-name="T123">and help </text:span><text:span text:style-name="T124">devel</text:span><text:span text:style-name="T125">op </text:span><text:span text:style-name="T124">an interactive, online learning too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5">SOFTWARE 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50"><text:span text:style-name="T198">Extensive experience</text:span>: <text:span text:style-name="T152">Python, </text:span><text:span text:style-name="T155">Matlab, </text:span><text:span text:style-name="T152">Linux, Numerical ocean modelling </text:span><text:span text:style-name="T153">(MITgcm)</text:span><text:span text:style-name="T152">, <text:s/>LaTeX, </text:span><text:span text:style-name="T162">and </text:span><text:span text:style-name="T152">Inkscape</text:span></text:p>
            <text:p text:style-name="P51"><text:span text:style-name="T134">Other: </text:span><text:span text:style-name="T145">Mathematica, </text:span><text:span text:style-name="T154">Bash, </text:span><text:span text:style-name="T174">Fortran, </text:span><text:span text:style-name="T154">Git, </text:span><text:span text:style-name="T162">and </text:span><text:span text:style-name="T155">NetCDF tools</text:span></text:p>
            <text:p text:style-name="P51"><text:span text:style-name="T198">Observational Datasets: </text:span><text:span text:style-name="T155">Brooke Ocean Moving Vessel Profiler, Seabird </text:span><text:span text:style-name="T160">and RBR </text:span><text:span text:style-name="T155">CTD Profiler</text:span><text:span text:style-name="T160">s</text:span><text:span text:style-name="T155">, <text:s/></text:span><text:span text:style-name="T160">RDI</text:span><text:span text:style-name="T155"> ADCP</text:span><text:span text:style-name="T162">s</text:span><text:span text:style-name="T155">, Simra</text:span><text:span text:style-name="T175">d</text:span><text:span text:style-name="T155"> Echosounder, </text:span><text:span text:style-name="T162">and various t</text:span><text:span text:style-name="T159">urbulence sensors developed by </text:span><text:span text:style-name="T162">the </text:span><text:span text:style-name="T159">Oregon State </text:span><text:span text:style-name="T163">University</text:span><text:span text:style-name="T159"> Ocean Mixing Group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4" office:value-type="string">
            <text:p text:style-name="P7">SERVICE, OUTREACH, AND TRAINING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92">Mentor in CEOAS’s ARC-Learn program</text:p>
            <text:p text:style-name="P91">Blog about presenting science: <text:a xlink:type="simple" xlink:href="https://brushingupscience.com/" text:style-name="Internet_20_link" text:visited-style-name="Visited_20_Internet_20_Link">brushingupscience.com</text:a></text:p>
            <text:p text:style-name="P65">Chair of weekly physical oceanography and atmospheric science seminars at Oregon State University (Sep 2019–<text:span text:style-name="T222">Oct 2021</text:span>)</text:p>
            <text:p text:style-name="P67"><text:span text:style-name="T215">R</text:span>eviewer for <text:span text:style-name="T224">~2</text:span><text:span text:style-name="T226">5</text:span><text:span text:style-name="T224"> papers/proposals for outlets including Journal of Geophysical Research, </text:span>Journal of Physical Oceanography, <text:span text:style-name="T209">Geophysical Research Letters, Scientific Reports, </text:span>Journal of Glaciology, <text:span text:style-name="T207">Journal of Climate, Ocean Modelling, </text:span>The Cryosphere, <text:span text:style-name="T221">Journal of Oceanology and Limnology, </text:span><text:span text:style-name="T226">Frontiers in Marine Science, </text:span><text:span text:style-name="T221">and the National Science Foundation</text:span></text:p>
            <text:p text:style-name="P66">Named in AGU’s 2019 list of outstanding reviewers</text:p>
            <text:p text:style-name="P90">Participant in OSU’s Social Justice Education Initiative tier 1 and 2 workshops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4" office:value-type="string">
            <text:p text:style-name="P8">FIELD WORK <text:span text:style-name="T212">EXPERIENCE</text:span>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9">Western Pacific</text:p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20">Making open ocean measurements using specially built turbulence profilers and platforms</text:p>
          </table:table-cell>
          <table:covered-table-cell/>
          <table:table-cell table:style-name="Table2.A1" table:number-columns-spanned="2" office:value-type="string">
            <text:p text:style-name="P26">Aug–Oct 2018, Sep 2019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9">Oregon Coas<text:span text:style-name="T219">t</text:span></text:p>
          </table:table-cell>
          <table:covered-table-cell/>
          <table:table-cell table:style-name="Table2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21"><text:span text:style-name="T208">Week-long cruise</text:span> <text:span text:style-name="T208">testing new free-rising turbulence profilers</text:span></text:p>
          </table:table-cell>
          <table:covered-table-cell/>
          <table:table-cell table:style-name="Table2.A1" table:number-columns-spanned="2" office:value-type="string">
            <text:p text:style-name="P26">May 2019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8">Canadian Arctic Archipelago</text:p>
          </table:table-cell>
          <table:covered-table-cell/>
          <table:table-cell table:style-name="Table2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22">Two weeks as a scientist aboard a Canadian Coastguard ship</text:p>
          </table:table-cell>
          <table:covered-table-cell/>
          <table:table-cell table:style-name="Table2.A1" table:number-columns-spanned="2" office:value-type="string">
            <text:p text:style-name="P26">Sep 2015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17"><text:span text:style-name="T201">McMurdo Sound, A</text:span>ntarctica</text:p>
          </table:table-cell>
          <table:covered-table-cell/>
          <table:table-cell table:style-name="Table2.A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P23"><text:span text:style-name="T218">Measuring sea ice and ocean properites</text:span> while working in approximately −10°C conditions</text:p>
          </table:table-cell>
          <table:covered-table-cell/>
          <table:table-cell table:style-name="Table2.A1" table:number-columns-spanned="2" office:value-type="string">
            <text:p text:style-name="P27">Nov 2011</text:p>
          </table:table-cell>
          <table:covered-table-cell/>
        </table:table-row>
        <table:table-row>
          <table:table-cell table:style-name="Table2.A1" table:number-columns-spanned="4" office:value-type="string">
            <text:p text:style-name="P10">PRESENTATIONS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03">Microstructure sensing from autonomous platforms workshop, Lake Arrowhead</text:p>
            <text:p text:style-name="P60">Banse Seminar series, University of Washington</text:p>
            <text:p text:style-name="P57">Physical oceanography seminar series, University of Alaska Fairbanks</text:p>
            <text:p text:style-name="P58"><text:soft-page-break/>Physics of Oceans and Atmosphere seminar, <text:span text:style-name="T213">Oregon State University</text:span></text:p>
            <text:p text:style-name="P59">Ocean Sciences Meeting, San Diego</text:p>
            <text:p text:style-name="P59">Ocean Sciences Meeting, Portland</text:p>
            <text:p text:style-name="P58">Physics of Oceans and Atmosphere seminar, <text:span text:style-name="T213">Oregon State University</text:span></text:p>
            <text:p text:style-name="P59">Canadian Meteorological and Oceanographic Society Congress, Toronto</text:p>
            <text:p text:style-name="P59">Munk Centennial Symposium, <text:span text:style-name="T214">San Diego</text:span></text:p>
            <text:p text:style-name="P59">American Geophysical Union Fall Meeting, San Francisco</text:p>
            <text:p text:style-name="P59">ArcticNet Annual Science Meeting, Winnipeg</text:p>
            <text:p text:style-name="P59">Department Student Workshop, University of Victoria</text:p>
            <text:p text:style-name="P59">Canadian Meteorological and Oceanographic Society Congress, Whistler</text:p>
            <text:p text:style-name="P59">New Zealand Sea Ice Symposium, Otago</text:p>
            <text:p text:style-name="P59">Gordon Research Seminar on Polar Marine Science, Ventura</text:p>
            <text:p text:style-name="P59">Gordon Reseach Conference on Polar Marine Science, Ventura</text:p>
            <text:p text:style-name="P59">Antarctica New Zealand, Annual Antarctic Conference, Christchurch</text:p>
            <text:p text:style-name="P59">New Zealand Sea Ice Symposium, Otago</text:p>
            <text:p text:style-name="P59">Snow and Ice Research Group Annual Workshop, Twizel</text:p>
          </table:table-cell>
          <table:table-cell table:style-name="Table2.A1" table:number-columns-spanned="2" office:value-type="string">
            <text:p text:style-name="P105">Oral</text:p>
            <text:p text:style-name="P64">Oral</text:p>
            <text:p text:style-name="P62">Virtual</text:p>
            <text:p text:style-name="P61"><text:soft-page-break/>Virtual</text:p>
            <text:p text:style-name="P63">Poster</text:p>
            <text:p text:style-name="P63">Poster</text:p>
            <text:p text:style-name="P63">Oral</text:p>
            <text:p text:style-name="P63">Oral</text:p>
            <text:p text:style-name="P63">Poster</text:p>
            <text:p text:style-name="P63">Oral</text:p>
            <text:p text:style-name="P63">Oral</text:p>
            <text:p text:style-name="P63">Oral</text:p>
            <text:p text:style-name="P63">Oral</text:p>
            <text:p text:style-name="P63">Oral</text:p>
            <text:p text:style-name="P63">Oral</text:p>
            <text:p text:style-name="P63">Poster</text:p>
            <text:p text:style-name="P63">Oral</text:p>
            <text:p text:style-name="P63">Oral</text:p>
            <text:p text:style-name="P63">Oral</text:p>
          </table:table-cell>
          <table:covered-table-cell/>
          <table:table-cell table:style-name="Table2.A1" office:value-type="string">
            <text:p text:style-name="P102">May 2022</text:p>
            <text:p text:style-name="P101">Dec 2021</text:p>
            <text:p text:style-name="P29">Apr 2021</text:p>
            <text:p text:style-name="P28"><text:soft-page-break/>Apr 2020</text:p>
            <text:p text:style-name="P28">Feb 2020</text:p>
            <text:p text:style-name="P28">Feb 2018</text:p>
            <text:p text:style-name="P28">Dec 2017</text:p>
            <text:p text:style-name="P28">Jun 2017</text:p>
            <text:p text:style-name="P28">May 2017</text:p>
            <text:p text:style-name="P28">Dec 2016</text:p>
            <text:p text:style-name="P28">Dec 2016</text:p>
            <text:p text:style-name="P28">Nov 2016</text:p>
            <text:p text:style-name="P28">May 2015</text:p>
            <text:p text:style-name="P28">Feb 2014</text:p>
            <text:p text:style-name="P28">Mar 2013</text:p>
            <text:p text:style-name="P28">Mar 2013</text:p>
            <text:p text:style-name="P28">Oct 2012</text:p>
            <text:p text:style-name="P28">Feb 2012</text:p>
            <text:p text:style-name="P28">Feb 2012</text:p>
          </table:table-cell>
        </table:table-row>
        <table:table-row>
          <table:table-cell table:style-name="Table2.A1" table:number-columns-spanned="4" office:value-type="string">
            <text:p text:style-name="P5">OTHER INTEREST<text:span text:style-name="T142">S </text:span></text:p>
          </table:table-cell>
          <table:covered-table-cell/>
          <table:covered-table-cell/>
          <table:covered-table-cell/>
        </table:table-row>
        <table:table-row table:style-name="Table2.17">
          <table:table-cell table:style-name="Table2.A1" table:number-columns-spanned="3" office:value-type="string">
            <text:p text:style-name="P70">Secretary <text:span text:style-name="T195">and Instructor for the University of Victoria Kayak Club</text:span></text:p>
            <text:p text:style-name="P72">Lead organi<text:span text:style-name="T215">z</text:span>er of Blissfest 2013: whitewater kayaking competition in Dunedin, New Zealan<text:span text:style-name="T135">d</text:span></text:p>
            <text:p text:style-name="P81">President of Otago University Canoe Club</text:p>
          </table:table-cell>
          <table:covered-table-cell/>
          <table:covered-table-cell/>
          <table:table-cell table:style-name="Table2.A1" office:value-type="string">
            <text:p text:style-name="P36">201<text:span text:style-name="T205">5–2018</text:span></text:p>
            <text:p text:style-name="P37">2013</text:p>
            <text:p text:style-name="P40">2010–2012</text:p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ht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ahoma" svg:font-family="Tahoma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NZ" style:font-name-asian="Liberation Sans1" style:font-size-asian="12pt" style:language-asian="en" style:country-asian="US" style:font-name-complex="Liberation Sans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Liberation Sans1" style:font-size-asian="12pt" style:language-asian="en" style:country-asian="US" style:font-name-complex="Liberation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hin_20_list" style:display-name="thin list" style:family="paragraph" style:parent-style-name="New_20_list"/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Section_20_Heading" style:display-name="Section Heading" style:family="paragraph" style:parent-style-name="_5f_Normal">
      <style:text-properties fo:color="#595959" loext:opacity="100%"/>
    </style:style>
    <style:style style:name="Table_20_Grid" style:display-name="Table Grid" style:family="paragraph" style:parent-style-name="Normal_20_Table">
      <style:paragraph-properties fo:margin-top="0in" fo:margin-bottom="0in" style:contextual-spacing="false" fo:line-height="100%" fo:padding="0in" fo:border="0.51pt solid #000000"/>
    </style:style>
    <style:style style:name="new_20_dates" style:display-name="new dates" style:family="paragraph" style:parent-style-name="Dates">
      <style:paragraph-properties fo:margin-top="0in" fo:margin-bottom="0in" style:contextual-spacing="false"/>
    </style:style>
    <style:style style:name="List_20_Paragraph" style:display-name="List Paragraph" style:family="paragraph" style:parent-style-name="_5f_Normal">
      <style:paragraph-properties fo:margin-left="0.25in" fo:margin-right="0in" fo:margin-top="0in" fo:margin-bottom="0.0555in" style:contextual-spacing="false" fo:text-indent="-0.15in" style:auto-text-indent="false"/>
    </style:style>
    <style:style style:name="thin_20_list_20_2" style:display-name="thin list 2" style:family="paragraph" style:parent-style-name="thin_20_list">
      <style:paragraph-properties fo:margin-top="0in" fo:margin-bottom="0in" style:contextual-spacing="false"/>
    </style:style>
    <style:style style:name="Your_20_Name" style:display-name="Your Name" style:family="paragraph" style:parent-style-name="_5f_Normal" style:master-page-name="">
      <style:paragraph-properties style:page-number="auto">
        <style:tab-stops/>
      </style:paragraph-properties>
      <style:text-properties fo:color="#999999" loext:opacity="100%" style:font-name="Source Sans Pro" fo:font-family="'Source Sans Pro'" style:font-family-generic="swiss" style:font-pitch="variable" fo:font-size="20pt" fo:letter-spacing="0.028in" style:letter-kerning="true" style:font-size-asian="20pt" style:font-size-complex="20pt"/>
    </style:style>
    <style:style style:name="_5f_Normal" style:display-name="_Normal" style:family="paragraph" style:parent-style-name="Normal">
      <style:paragraph-properties fo:margin-top="0in" fo:margin-bottom="0in" style:contextual-spacing="false" fo:line-height="110%"/>
      <style:text-properties fo:font-size="8pt"/>
    </style:style>
    <style:style style:name="Normal" style:family="paragraph">
      <style:paragraph-properties fo:margin-top="0in" fo:margin-bottom="0.139in" style:contextual-spacing="false" fo:line-height="115%"/>
      <style:text-properties style:font-name="Times New Roman" fo:font-family="'Times New Roman'" fo:font-size="11pt"/>
    </style:style>
    <style:style style:name="heading_20_2" style:display-name="heading 2" style:family="paragraph" style:parent-style-name="_5f_Normal" style:next-style-name="_5f_Normal">
      <style:text-properties fo:color="#595959" loext:opacity="100%"/>
    </style:style>
    <style:style style:name="Italics" style:family="paragraph" style:parent-style-name="_5f_Normal">
      <style:paragraph-properties fo:margin-top="0in" fo:margin-bottom="0.0555in" style:contextual-spacing="false"/>
      <style:text-properties fo:font-style="italic"/>
    </style:style>
    <style:style style:name="Bold" style:family="paragraph" style:parent-style-name="_5f_Normal">
      <style:text-properties fo:font-weight="bold"/>
    </style:style>
    <style:style style:name="Balloon_20_Text" style:display-name="Balloon Text" style:family="paragraph" style:parent-style-name="_5f_Normal">
      <style:paragraph-properties fo:line-height="100%"/>
      <style:text-properties style:font-name="Tahoma" fo:font-family="Tahoma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laceholderAutotext_5f_10" style:display-name="PlaceholderAutotext_10" style:family="paragraph" style:parent-style-name="Normal">
      <style:text-properties style:font-name="Times New Roman" fo:font-family="'Times New Roman'"/>
    </style:style>
    <style:style style:name="heading_20_1" style:display-name="heading 1" style:family="paragraph" style:parent-style-name="_5f_Normal" style:next-style-name="_5f_Normal">
      <style:text-properties fo:color="#a6a6a6" loext:opacity="100%" fo:font-size="20pt"/>
    </style:style>
    <style:style style:name="Dates" style:family="paragraph" style:parent-style-name="_5f_Normal">
      <style:paragraph-properties fo:text-align="end" style:justify-single-word="false"/>
      <style:text-properties fo:color="#595959" loext:opacity="100%"/>
    </style:style>
    <style:style style:name="Personal_20_Information" style:display-name="Personal Information" style:family="paragraph" style:parent-style-name="_5f_Normal">
      <style:text-properties fo:color="#595959" loext:opacity="100%"/>
    </style:style>
    <style:style style:name="Normal_20_Table" style:display-name="Normal Table" style:family="paragraph" style:parent-style-name="Normal"/>
    <style:style style:name="Copy" style:family="paragraph" style:parent-style-name="_5f_Normal">
      <style:paragraph-properties fo:margin-top="0in" fo:margin-bottom="0.0555in" style:contextual-spacing="false"/>
    </style:style>
    <style:style style:name="New_20_list" style:display-name="New list" style:family="paragraph" style:parent-style-name="List_20_Paragraph">
      <style:paragraph-properties fo:margin-top="0in" fo:margin-bottom="0.028in" style:contextual-spacing="false"/>
    </style:style>
    <style:style style:name="Normal_20_text" style:display-name="Normal text" style:family="paragraph" style:parent-style-name="Copy">
      <style:paragraph-properties fo:margin-top="0in" fo:margin-bottom="0.028in" style:contextual-spacing="false"/>
    </style:style>
    <style:style style:name="No_20_List" style:display-name="No List" style:family="paragraph" style:parent-style-name="Normal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ext_20_Char" style:display-name="Normal text Char" style:family="text" style:parent-style-name="Copy_20_Char">
      <style:text-properties fo:font-size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Dates_20_Char" style:display-name="Dates Char" style:family="text" style:parent-style-name="Default_20_Paragraph_20_Font">
      <style:text-properties fo:color="#595959" loext:opacity="100%" fo:font-size="8pt"/>
    </style:style>
    <style:style style:name="thin_20_list_20_Char" style:display-name="thin list Char" style:family="text" style:parent-style-name="New_20_list_20_Char">
      <style:text-properties fo:font-size="8pt"/>
    </style:style>
    <style:style style:name="Strong" style:family="text" style:parent-style-name="Default_20_Paragraph_20_Font">
      <style:text-properties fo:font-weight="bold"/>
    </style:style>
    <style:style style:name="Copy_20_Char" style:display-name="Copy Char" style:family="text" style:parent-style-name="Default_20_Paragraph_20_Font">
      <style:text-properties fo:font-size="8pt"/>
    </style:style>
    <style:style style:name="Heading_20_2_20_Char" style:display-name="Heading 2 Char" style:family="text" style:parent-style-name="Default_20_Paragraph_20_Font">
      <style:text-properties fo:color="#595959" loext:opacity="100%" fo:font-size="8pt"/>
    </style:style>
    <style:style style:name="new_20_dates_20_Char" style:display-name="new dates Char" style:family="text" style:parent-style-name="Dates_20_Char">
      <style:text-properties fo:color="#595959" loext:opacity="100%" fo:font-size="8pt"/>
    </style:style>
    <style:style style:name="List_20_Paragraph_20_Char" style:display-name="List Paragraph Char" style:family="text" style:parent-style-name="Default_20_Paragraph_20_Font">
      <style:text-properties fo:font-size="8pt"/>
    </style:style>
    <style:style style:name="thin_20_list_20_2_20_Char" style:display-name="thin list 2 Char" style:family="text" style:parent-style-name="thin_20_list_20_Char">
      <style:text-properties fo:font-size="8pt"/>
    </style:style>
    <style:style style:name="Heading_20_1_20_Char" style:display-name="Heading 1 Char" style:family="text" style:parent-style-name="Default_20_Paragraph_20_Font">
      <style:text-properties fo:color="#a6a6a6" loext:opacity="100%" fo:font-size="20pt"/>
    </style:style>
    <style:style style:name="Balloon_20_Text_20_Char" style:display-name="Balloon Text Char" style:family="text" style:parent-style-name="Default_20_Paragraph_20_Font">
      <style:text-properties style:font-name="Tahoma" fo:font-family="Tahoma" fo:font-size="8pt"/>
    </style:style>
    <style:style style:name="New_20_list_20_Char" style:display-name="New list Char" style:family="text" style:parent-style-name="List_20_Paragraph_20_Char">
      <style:text-properties fo:font-size="8pt"/>
    </style:style>
    <style:style style:name="Internet_20_link" style:display-name="Internet link" style:family="text">
      <style:text-properties fo:color="#000000" loext:opacity="100%" style:text-underline-style="none" fo:background-color="transparent" style:language-asian="zxx" style:country-asian="none" style:language-complex="zxx" style:country-complex="none" loext:shadow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Fri May 29 11:06:04 2015
</meta:creation-date>
    <dc:date>2023-03-31T12:36:58.509940891</dc:date>
    <meta:editing-duration>PT15H18M9S</meta:editing-duration>
    <meta:editing-cycles>223</meta:editing-cycles>
    <meta:document-statistic meta:table-count="2" meta:image-count="0" meta:object-count="0" meta:page-count="4" meta:paragraph-count="159" meta:word-count="1378" meta:character-count="9247" meta:non-whitespace-character-count="8008"/>
  </office:meta>
</office:document-meta>
</file>